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1" svg:font-family="OpenSymbol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2" fo:font-size="10pt" officeooo:paragraph-rsid="00185e9c" style:font-size-asian="10pt" style:font-size-complex="10pt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08c81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_5f_En-tête">
      <style:text-properties officeooo:rsid="0013441a" officeooo:paragraph-rsid="0003cf89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9" style:family="paragraph" style:parent-style-name="Standard" style:master-page-name="">
      <style:paragraph-properties fo:margin-top="0cm" fo:margin-bottom="0cm" loext:contextual-spacing="false" fo:line-height="100%" style:page-number="auto" fo:break-before="auto" fo:break-after="auto"/>
      <style:text-properties officeooo:paragraph-rsid="00185e9c"/>
    </style:style>
    <style:style style:name="P30" style:family="paragraph" style:parent-style-name="FILET_5f_POINTILLES">
      <style:paragraph-properties fo:margin-top="0cm" fo:margin-bottom="0cm" loext:contextual-spacing="false" style:line-height-at-least="0.7cm"/>
      <style:text-properties fo:color="#b3b3b3" officeooo:paragraph-rsid="001be2e7"/>
    </style:style>
    <style:style style:name="P31" style:family="paragraph" style:parent-style-name="_5f_pointillés_20_fraction">
      <style:paragraph-properties fo:margin-top="0cm" fo:margin-bottom="0cm" loext:contextual-spacing="false" style:line-height-at-least="0.882cm"/>
      <style:text-properties officeooo:paragraph-rsid="001be2e7"/>
    </style:style>
    <style:style style:name="P32" style:family="paragraph" style:parent-style-name="_5f_pointillés_20_fraction">
      <style:paragraph-properties fo:margin-top="0cm" fo:margin-bottom="0cm" loext:contextual-spacing="false" style:line-height-at-least="0.882cm"/>
      <style:text-properties officeooo:paragraph-rsid="001d52f0"/>
    </style:style>
    <style:style style:name="P33" style:family="paragraph" style:parent-style-name="_5f_Paragraphe_20_livret_20_">
      <style:paragraph-properties fo:margin-top="0cm" fo:margin-bottom="0cm" loext:contextual-spacing="false"/>
      <style:text-properties officeooo:paragraph-rsid="00281d75"/>
    </style:style>
    <style:style style:name="P34" style:family="paragraph" style:parent-style-name="Standard">
      <style:paragraph-properties fo:margin-top="0cm" fo:margin-bottom="0.199cm" loext:contextual-spacing="false" fo:line-height="100%"/>
      <style:text-properties officeooo:rsid="000b2561" officeooo:paragraph-rsid="000b2561"/>
    </style:style>
    <style:style style:name="P35" style:family="paragraph" style:parent-style-name="FILET_5f_POINTILLES">
      <style:paragraph-properties fo:margin-top="0cm" fo:margin-bottom="0.199cm" loext:contextual-spacing="false" style:line-height-at-least="0.7cm"/>
      <style:text-properties fo:color="#b3b3b3" officeooo:paragraph-rsid="001be2e7"/>
    </style:style>
    <style:style style:name="P36" style:family="paragraph" style:parent-style-name="Standard">
      <style:paragraph-properties fo:margin-top="0.101cm" fo:margin-bottom="0cm" loext:contextual-spacing="false" fo:line-height="100%"/>
      <style:text-properties fo:color="#000000" style:font-name="Bitstream Vera Sans2" fo:font-size="10pt" fo:font-style="normal" fo:font-weight="bold" officeooo:paragraph-rsid="00185e9c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7" style:family="paragraph" style:parent-style-name="Standard">
      <style:paragraph-properties fo:margin-top="0.101cm" fo:margin-bottom="0cm" loext:contextual-spacing="false"/>
      <style:text-properties style:font-name="Bitstream Vera Sans2" fo:font-size="10pt" officeooo:paragraph-rsid="00185e9c" style:font-size-asian="10pt" style:font-size-complex="10pt"/>
    </style:style>
    <style:style style:name="P38" style:family="paragraph" style:parent-style-name="Standard">
      <style:paragraph-properties fo:margin-top="0.101cm" fo:margin-bottom="0cm" loext:contextual-spacing="false" fo:line-height="100%"/>
      <style:text-properties style:font-name="Bitstream Vera Sans2" fo:font-size="10pt" fo:font-weight="bold" officeooo:paragraph-rsid="00185e9c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.101cm" fo:margin-bottom="0cm" loext:contextual-spacing="false" fo:line-height="100%"/>
      <style:text-properties style:font-name="Bitstream Vera Sans2" fo:font-size="10pt" fo:font-weight="bold" officeooo:paragraph-rsid="001d52f0" style:font-size-asian="10pt" style:font-weight-asian="bold" style:font-size-complex="10pt" style:font-weight-complex="bold"/>
    </style:style>
    <style:style style:name="P40" style:family="paragraph" style:parent-style-name="_5f_Paragraphe_20_livret_20_">
      <style:paragraph-properties fo:margin-top="0.101cm" fo:margin-bottom="0cm" loext:contextual-spacing="false" fo:line-height="100%" fo:padding="0cm" fo:border="none">
        <style:tab-stops>
          <style:tab-stop style:position="0.349cm"/>
        </style:tab-stops>
      </style:paragraph-properties>
      <style:text-properties fo:font-size="9.5pt" officeooo:paragraph-rsid="0027e5f0" style:font-size-asian="9.5pt" style:font-size-complex="9.5pt"/>
    </style:style>
    <style:style style:name="P41" style:family="paragraph" style:parent-style-name="_5f_Paragraphe_20_livret_20_">
      <style:paragraph-properties fo:margin-top="0.101cm" fo:margin-bottom="0cm" loext:contextual-spacing="false" style:line-height-at-least="0.801cm" fo:padding="0cm" fo:border="none">
        <style:tab-stops>
          <style:tab-stop style:position="0.349cm"/>
        </style:tab-stops>
      </style:paragraph-properties>
      <style:text-properties fo:font-size="9.5pt" officeooo:paragraph-rsid="0027e5f0" style:font-size-asian="9.5pt" style:font-size-complex="9.5pt"/>
    </style:style>
    <style:style style:name="P42" style:family="paragraph" style:parent-style-name="_5f_Paragraphe_20_livret_20_">
      <style:paragraph-properties fo:margin-top="0.101cm" fo:margin-bottom="0cm" loext:contextual-spacing="false" fo:line-height="100%" fo:padding="0cm" fo:border="none">
        <style:tab-stops>
          <style:tab-stop style:position="0.349cm"/>
        </style:tab-stops>
      </style:paragraph-properties>
      <style:text-properties officeooo:paragraph-rsid="0027e5f0"/>
    </style:style>
    <style:style style:name="P43" style:family="paragraph" style:parent-style-name="_5f_pointillés_20_fraction">
      <style:paragraph-properties fo:margin-top="0.499cm" fo:margin-bottom="0.6cm" loext:contextual-spacing="false"/>
    </style:style>
    <style:style style:name="P44" style:family="paragraph" style:parent-style-name="_5f_Paragraphe_20_livret_20_">
      <style:paragraph-properties fo:margin-top="0.4cm" fo:margin-bottom="0cm" loext:contextual-spacing="false" fo:line-height="100%" fo:padding="0cm" fo:border="none">
        <style:tab-stops>
          <style:tab-stop style:position="0.349cm"/>
        </style:tab-stops>
      </style:paragraph-properties>
      <style:text-properties fo:font-size="9.5pt" officeooo:paragraph-rsid="0027e5f0" style:font-size-asian="9.5pt" style:font-size-complex="9.5pt"/>
    </style:style>
    <style:style style:name="P45" style:family="paragraph" style:parent-style-name="_5f_Paragraphe_20_livret_20_">
      <style:paragraph-properties fo:margin-top="0.3cm" fo:margin-bottom="0.101cm" loext:contextual-spacing="false" fo:line-height="100%" fo:padding="0cm" fo:border="none">
        <style:tab-stops>
          <style:tab-stop style:position="0.349cm"/>
          <style:tab-stop style:position="4.38cm" style:type="right" style:leader-style="dotted" style:leader-text="."/>
        </style:tab-stops>
      </style:paragraph-properties>
      <style:text-properties fo:font-size="9.5pt" officeooo:paragraph-rsid="0027e5f0" style:font-size-asian="9.5pt" style:font-size-complex="9.5pt"/>
    </style:style>
    <style:style style:name="P46" style:family="paragraph" style:parent-style-name="_5f_Paragraphe_20_livret_20_">
      <style:paragraph-properties fo:margin-top="0.6cm" fo:margin-bottom="0cm" loext:contextual-spacing="false" fo:line-height="100%" fo:padding="0cm" fo:border="none">
        <style:tab-stops>
          <style:tab-stop style:position="0.349cm"/>
          <style:tab-stop style:position="4.38cm" style:type="right" style:leader-style="dotted" style:leader-text="."/>
        </style:tab-stops>
      </style:paragraph-properties>
      <style:text-properties fo:font-size="9.5pt" officeooo:paragraph-rsid="0027e5f0" style:font-size-asian="9.5pt" style:font-size-complex="9.5pt"/>
    </style:style>
    <style:style style:name="P47" style:family="paragraph" style:parent-style-name="_5f_Paragraphe_20_livret_20_">
      <style:paragraph-properties fo:margin-top="0.6cm" fo:margin-bottom="0cm" loext:contextual-spacing="false" fo:line-height="100%" fo:padding="0cm" fo:border="none">
        <style:tab-stops>
          <style:tab-stop style:position="0.349cm"/>
          <style:tab-stop style:position="4.38cm" style:type="right" style:leader-style="dotted" style:leader-text="."/>
        </style:tab-stops>
      </style:paragraph-properties>
      <style:text-properties style:font-name="Bitstream Vera Sans" fo:font-size="9.5pt" fo:font-style="normal" officeooo:paragraph-rsid="0027e5f0" style:font-size-asian="9.5pt" style:font-style-asian="normal" style:font-size-complex="9.5pt" style:font-style-complex="normal"/>
    </style:style>
    <style:style style:name="P48" style:family="paragraph" style:parent-style-name="_5f_Paragraphe_20_livret_20_">
      <style:paragraph-properties fo:margin-top="0.101cm" fo:margin-bottom="0.101cm" loext:contextual-spacing="false" fo:line-height="100%" fo:padding="0cm" fo:border="none">
        <style:tab-stops>
          <style:tab-stop style:position="0.349cm"/>
          <style:tab-stop style:position="4.38cm" style:type="right" style:leader-style="dotted" style:leader-text="."/>
        </style:tab-stops>
      </style:paragraph-properties>
      <style:text-properties style:font-name="Bitstream Vera Sans" fo:font-size="9.5pt" fo:font-style="normal" officeooo:paragraph-rsid="0027e5f0" style:font-size-asian="9.5pt" style:font-style-asian="normal" style:font-size-complex="9.5pt" style:font-style-complex="normal"/>
    </style:style>
    <style:style style:name="P49" style:family="paragraph" style:parent-style-name="Entête_20_couleur" style:list-style-name="_5f_Numérotation_20_des_20_exercices_20_livrets"/>
    <style:style style:name="P50" style:family="paragraph" style:parent-style-name="Exo_5f_Num" style:list-style-name="Num_5f_Exo">
      <style:paragraph-properties fo:margin-top="0.101cm" fo:margin-bottom="0.3cm" loext:contextual-spacing="false"/>
      <style:text-properties fo:font-size="10pt" officeooo:paragraph-rsid="000d9cee" style:font-size-asian="10pt" style:font-size-complex="10pt"/>
    </style:style>
    <style:style style:name="P51" style:family="paragraph" style:parent-style-name="Exo_5f_Num" style:list-style-name="Num_5f_Exo">
      <style:paragraph-properties fo:margin-top="0.3cm" fo:margin-bottom="0.199cm" loext:contextual-spacing="false"/>
      <style:text-properties officeooo:paragraph-rsid="00220f8e"/>
    </style:style>
    <style:style style:name="P52" style:family="paragraph" style:parent-style-name="Exo_5f_Num" style:list-style-name="Num_5f_Exo">
      <style:paragraph-properties fo:margin-top="0.3cm" fo:margin-bottom="0.3cm" loext:contextual-spacing="false"/>
      <style:text-properties officeooo:paragraph-rsid="000ee682"/>
    </style:style>
    <style:style style:name="P53" style:family="paragraph" style:parent-style-name="Exo_5f_Num">
      <style:paragraph-properties fo:margin-top="0.3cm" fo:margin-bottom="0.3cm" loext:contextual-spacing="false">
        <style:tab-stops/>
      </style:paragraph-properties>
      <style:text-properties officeooo:paragraph-rsid="000f19c8"/>
    </style:style>
    <style:style style:name="P54" style:family="paragraph" style:parent-style-name="Exo_5f_Num" style:list-style-name="Num_5f_Exo">
      <style:paragraph-properties fo:margin-top="0.4cm" fo:margin-bottom="0.199cm" loext:contextual-spacing="false"/>
      <style:text-properties officeooo:paragraph-rsid="000ee682"/>
    </style:style>
    <style:style style:name="P55" style:family="paragraph" style:parent-style-name="Exo_5f_Num" style:list-style-name="Num_5f_Exo">
      <style:paragraph-properties fo:margin-top="0.7cm" fo:margin-bottom="0.3cm" loext:contextual-spacing="false"/>
      <style:text-properties officeooo:paragraph-rsid="000ee682"/>
    </style:style>
    <style:style style:name="P56" style:family="paragraph" style:parent-style-name="Exo_5f_Num">
      <style:paragraph-properties fo:margin-top="0.4cm" fo:margin-bottom="0.3cm" loext:contextual-spacing="false"/>
    </style:style>
    <style:style style:name="P57" style:family="paragraph" style:parent-style-name="FILET_5f_POINTILLES" style:list-style-name="_5f_Numérotation_20_des_20_exercices_20_livrets" style:master-page-name="">
      <style:paragraph-properties fo:margin-top="0cm" fo:margin-bottom="0.199cm" loext:contextual-spacing="false" style:line-height-at-least="0.7cm" style:page-number="auto">
        <style:tab-stops>
          <style:tab-stop style:position="9.5cm" style:type="right" style:leader-style="dotted" style:leader-text="."/>
        </style:tab-stops>
      </style:paragraph-properties>
      <style:text-properties officeooo:paragraph-rsid="000b47b5"/>
    </style:style>
    <style:style style:name="P58" style:family="paragraph" style:parent-style-name="FILET_5f_POINTILLES" style:list-style-name="_5f_Numérotation_20_des_20_exercices_20_livrets">
      <style:paragraph-properties fo:margin-top="0cm" fo:margin-bottom="0.199cm" loext:contextual-spacing="false" style:line-height-at-least="0.7cm">
        <style:tab-stops>
          <style:tab-stop style:position="9.5cm" style:type="right" style:leader-style="dotted" style:leader-text="."/>
        </style:tab-stops>
      </style:paragraph-properties>
      <style:text-properties officeooo:paragraph-rsid="000b47b5"/>
    </style:style>
    <style:style style:name="P59" style:family="paragraph" style:parent-style-name="FILET_5f_POINTILLES" style:list-style-name="_5f_Numérotation_20_des_20_exercices_20_livrets" style:master-page-name="">
      <loext:graphic-properties draw:fill="none"/>
      <style:paragraph-properties fo:margin-left="0cm" fo:margin-right="0cm" fo:margin-top="0cm" fo:margin-bottom="0.199cm" loext:contextual-spacing="false" style:line-height-at-least="0.7cm" fo:text-indent="0cm" style:auto-text-indent="false" style:page-number="auto" fo:background-color="transparent" style:shadow="none">
        <style:tab-stops>
          <style:tab-stop style:position="9.5cm" style:type="right" style:leader-style="dotted" style:leader-text="."/>
        </style:tab-stops>
      </style:paragraph-properties>
      <style:text-properties officeooo:paragraph-rsid="000b47b5"/>
    </style:style>
    <style:style style:name="P60" style:family="paragraph" style:parent-style-name="FILET_5f_POINTILLES" style:list-style-name="_5f_Numérotation_20_des_20_exercices_20_livrets" style:master-page-name="">
      <loext:graphic-properties draw:fill="none"/>
      <style:paragraph-properties fo:margin-left="0cm" fo:margin-right="0cm" fo:margin-top="0cm" fo:margin-bottom="0.199cm" loext:contextual-spacing="false" style:line-height-at-least="0.7cm" fo:text-indent="0cm" style:auto-text-indent="false" style:page-number="auto" fo:background-color="transparent" style:shadow="none"/>
      <style:text-properties officeooo:paragraph-rsid="000b47b5"/>
    </style:style>
    <style:style style:name="P61" style:family="paragraph" style:parent-style-name="FILET_5f_POINTILLES" style:list-style-name="_5f_Numérotation_20_des_20_exercices_20_livrets">
      <loext:graphic-properties draw:fill="none"/>
      <style:paragraph-properties fo:margin-left="0cm" fo:margin-right="0cm" fo:margin-top="0cm" fo:margin-bottom="0.199cm" loext:contextual-spacing="false" style:line-height-at-least="0.7cm" fo:text-indent="0cm" style:auto-text-indent="false" fo:background-color="transparent" style:shadow="none">
        <style:tab-stops>
          <style:tab-stop style:position="9.5cm" style:type="right" style:leader-style="dotted" style:leader-text="."/>
        </style:tab-stops>
      </style:paragraph-properties>
      <style:text-properties officeooo:paragraph-rsid="000b47b5"/>
    </style:style>
    <style:style style:name="P62" style:family="paragraph" style:parent-style-name="Header" style:list-style-name="_5f_Numérotation_20_des_20_exercices_20_livrets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3" style:family="paragraph" style:parent-style-name="_5f_En-tête" style:list-style-name="_5f_Numérotation_20_des_20_exercices_20_livrets"/>
    <style:style style:name="P64" style:family="paragraph" style:parent-style-name="_5f_Paragraphe_20_de_20_s_27_entraîner_20_et_20_approfondir" style:list-style-name="liste_5f_abc">
      <style:paragraph-properties fo:margin-top="0.15cm" fo:margin-bottom="0cm" loext:contextual-spacing="false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2a16a6"/>
    </style:style>
    <style:style style:name="P65" style:family="paragraph" style:parent-style-name="_5f_Paragraphe_20_de_20_s_27_entraîner_20_et_20_approfondir" style:list-style-name="liste_5f_abc">
      <style:paragraph-properties fo:margin-top="0.15cm" fo:margin-bottom="0.3cm" loext:contextual-spacing="false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2a16a6"/>
    </style:style>
    <style:style style:name="P66" style:family="paragraph" style:parent-style-name="_5f_Paragraphe_20_livret_20_" style:list-style-name="liste_5f_abc">
      <style:paragraph-properties fo:margin-top="0cm" fo:margin-bottom="0.3cm" loext:contextual-spacing="false"/>
    </style:style>
    <style:style style:name="P67" style:family="paragraph" style:parent-style-name="_5f_Paragraphe_20_livret_20_" style:list-style-name="liste_5f_abc">
      <style:paragraph-properties fo:margin-top="0cm" fo:margin-bottom="0cm" loext:contextual-spacing="false"/>
    </style:style>
    <style:style style:name="P68" style:family="paragraph" style:parent-style-name="_5f_Paragraphe_20_livret_20_" style:list-style-name="_5f_Numérotation_20_des_20_exercices_20_livrets">
      <style:paragraph-properties fo:margin-top="0cm" fo:margin-bottom="0cm" loext:contextual-spacing="false"/>
      <style:text-properties officeooo:paragraph-rsid="002a16a6"/>
    </style:style>
    <style:style style:name="P69" style:family="paragraph" style:parent-style-name="_5f_Paragraphe_20_livret_20_" style:list-style-name="liste_5f_abc">
      <style:paragraph-properties fo:margin-top="0cm" fo:margin-bottom="0.15cm" loext:contextual-spacing="false" fo:line-height="100%"/>
      <style:text-properties officeooo:paragraph-rsid="0007177b"/>
    </style:style>
    <style:style style:name="P70" style:family="paragraph" style:parent-style-name="_5f_Paragraphe_20_livret_20_réponse_20_élève" style:master-page-name="_5f_Fiche_20_éditeur_20_série_20_2_20_une_20_colonne_20_impaire_20__28_G_29_">
      <style:paragraph-properties fo:margin-top="0cm" fo:margin-bottom="0.3cm" loext:contextual-spacing="false" fo:line-height="100%" style:page-number="18" fo:break-before="auto" fo:break-after="auto"/>
      <style:text-properties style:font-name="Bitstream Vera Sans2" fo:font-size="10pt" fo:font-weight="bold" officeooo:paragraph-rsid="000c3886" style:font-size-asian="10pt" style:font-weight-asian="bold" style:font-size-complex="10pt" style:font-weight-complex="bold"/>
    </style:style>
    <style:style style:name="P71" style:family="paragraph" style:parent-style-name="_5f_Paragraphe_20_livret_20_réponse_20_élève" style:list-style-name="_5f_Numérotation_20_des_20_exercices_20_livrets">
      <style:paragraph-properties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</style:style>
    <style:style style:name="P72" style:family="paragraph" style:parent-style-name="_5f_Paragraphe_20_livret_20_réponse_20_élève" style:list-style-name="_5f_Numérotation_20_des_20_exercices_20_livrets">
      <style:paragraph-properties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27e5f0"/>
    </style:style>
    <style:style style:name="P73" style:family="paragraph" style:parent-style-name="_5f_Paragraphe_20_livret_20_réponse_20_élève" style:list-style-name="_5f_Numérotation_20_des_20_exercices_20_livrets">
      <style:paragraph-properties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0f19c8"/>
    </style:style>
    <style:style style:name="P74" style:family="paragraph" style:parent-style-name="_5f_Paragraphe_20_livret_20_réponse_20_élève" style:list-style-name="_5f_Numérotation_20_des_20_exercices_20_livrets">
      <style:paragraph-properties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</style:style>
    <style:style style:name="P75" style:family="paragraph" style:parent-style-name="_5f_Paragraphe_20_livret_20_réponse_20_élève" style:list-style-name="_5f_Numérotation_20_des_20_exercices_20_livrets">
      <style:paragraph-properties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0f19c8"/>
    </style:style>
    <style:style style:name="P76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line-height="100%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27e5f0"/>
    </style:style>
    <style:style style:name="P77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</style:style>
    <style:style style:name="P78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2d24b4"/>
    </style:style>
    <style:style style:name="P79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line-height="100%" fo:break-before="column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27e5f0"/>
    </style:style>
    <style:style style:name="P80" style:family="paragraph" style:parent-style-name="_5f_Paragraphe_20_livret_20_réponse_20_élève" style:list-style-name="_5f_Numérotation_20_des_20_exercices_20_livrets" style:master-page-name="">
      <loext:graphic-properties draw:fill="none"/>
      <style:paragraph-properties fo:margin-left="0cm" fo:margin-right="0cm" fo:margin-top="0cm" fo:margin-bottom="0cm" loext:contextual-spacing="false" style:line-height-at-least="0.7cm" fo:text-indent="0cm" style:auto-text-indent="false" style:page-number="auto" fo:background-color="transparent" style:shadow="non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</style:style>
    <style:style style:name="P81" style:family="paragraph" style:parent-style-name="_5f_Paragraphe_20_livret_20_réponse_20_élève" style:list-style-name="_5f_Numérotation_20_des_20_exercices_20_livrets">
      <loext:graphic-properties draw:fill="none"/>
      <style:paragraph-properties fo:margin-left="0cm" fo:margin-right="0cm" fo:margin-top="0cm" fo:margin-bottom="0cm" loext:contextual-spacing="false" style:line-height-at-least="0.7cm" fo:text-indent="0cm" style:auto-text-indent="false" fo:background-color="transparent" style:shadow="none">
        <style:tab-stops>
          <style:tab-stop style:position="0.801cm"/>
          <style:tab-stop style:position="1.199cm"/>
          <style:tab-stop style:position="4.001cm" style:leader-style="dotted" style:leader-text="."/>
        </style:tab-stops>
      </style:paragraph-properties>
      <style:text-properties officeooo:paragraph-rsid="002e5199"/>
    </style:style>
    <style:style style:name="P82" style:family="paragraph" style:parent-style-name="_5f_Pied_20_de_20_page" style:list-style-name="">
      <style:paragraph-properties fo:text-align="end" style:justify-single-word="false"/>
    </style:style>
    <style:style style:name="P83" style:family="paragraph" style:parent-style-name="_5f_Pied_20_de_20_page">
      <style:paragraph-properties fo:text-align="end" style:justify-single-word="false"/>
    </style:style>
    <style:style style:name="P84" style:family="paragraph" style:parent-style-name="_5f_Pied_20_de_20_page" style:list-style-name=""/>
    <style:style style:name="P8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_5f_Titre_20_d_27_exercices_20_livret_20_sans_20_titre" style:list-style-name="Num_5f_Exo">
      <style:paragraph-properties fo:margin-top="0.3cm" fo:margin-bottom="0.199cm" loext:contextual-spacing="false"/>
    </style:style>
    <style:style style:name="P87" style:family="paragraph">
      <style:paragraph-properties fo:margin-top="0.101cm" fo:margin-bottom="0cm" fo:line-height="100%"/>
    </style:style>
    <style:style style:name="P88" style:family="paragraph">
      <loext:graphic-properties draw:fill="none" draw:fill-color="#ffffff"/>
      <style:paragraph-properties fo:margin-top="0.101cm" fo:margin-bottom="0cm" fo:line-height="100%"/>
      <style:text-properties style:font-name="Bitstream Vera Sans2"/>
    </style:style>
    <style:style style:name="P89" style:family="paragraph">
      <style:paragraph-properties fo:margin-top="0cm" fo:margin-bottom="0.199cm" fo:text-align="center"/>
    </style:style>
    <style:style style:name="P90" style:family="paragraph">
      <loext:graphic-properties draw:fill-color="#d3802b"/>
      <style:paragraph-properties fo:margin-top="0cm" fo:margin-bottom="0.199cm" fo:text-align="center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9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text-align="center"/>
    </style:style>
    <style:style style:name="P93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94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08c81"/>
    </style:style>
    <style:style style:name="T6" style:family="text">
      <style:text-properties fo:color="#000000"/>
    </style:style>
    <style:style style:name="T7" style:family="text">
      <style:text-properties fo:color="#000000" officeooo:rsid="000f19c8"/>
    </style:style>
    <style:style style:name="T8" style:family="text">
      <style:text-properties fo:color="#000000" style:text-position="0% 100%" fo:font-size="9.5pt" style:font-name-asian="OpenSymbol3" style:font-size-asian="9.5pt" style:font-style-asian="normal" style:font-name-complex="OpenSymbol3" style:font-size-complex="9.5pt" style:font-style-complex="normal"/>
    </style:style>
    <style:style style:name="T9" style:family="text">
      <style:text-properties fo:color="#000000" style:text-position="0% 100%" fo:font-size="9.5pt" fo:font-style="normal" style:font-name-asian="OpenSymbol3" style:font-size-asian="9.5pt" style:font-style-asian="normal" style:font-name-complex="OpenSymbol3" style:font-size-complex="9.5pt" style:font-style-complex="normal"/>
    </style:style>
    <style:style style:name="T10" style:family="text">
      <style:text-properties fo:color="#000000" style:font-name="Bitstream Vera Sans1" fo:font-size="10pt" fo:letter-spacing="-0.071cm" fo:font-style="normal" fo:font-weight="normal" officeooo:rsid="00281d75" style:font-weight-asian="normal" style:font-weight-complex="normal"/>
    </style:style>
    <style:style style:name="T11" style:family="text">
      <style:text-properties fo:color="#000000" style:font-name="Bitstream Vera Sans4" fo:font-size="10pt" officeooo:rsid="002b5ff7"/>
    </style:style>
    <style:style style:name="T12" style:family="text">
      <style:text-properties fo:color="#000000" style:font-name="Bitstream Vera Sans4" fo:font-size="10pt" officeooo:rsid="002e5199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f19c8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e32c1a" fo:font-weight="normal" style:font-weight-asian="normal" style:font-weight-complex="normal"/>
    </style:style>
    <style:style style:name="T17" style:family="text">
      <style:text-properties style:font-name="Bitstream Vera Sans2"/>
    </style:style>
    <style:style style:name="T18" style:family="text">
      <style:text-properties style:font-name="Bitstream Vera Sans2" fo:font-size="10pt" style:font-size-asian="10pt" style:font-size-complex="10pt"/>
    </style:style>
    <style:style style:name="T19" style:family="text">
      <style:text-properties style:font-name="Bitstream Vera Sans2" fo:font-size="9.5pt" style:font-size-asian="9.5pt" style:font-size-complex="9.5pt"/>
    </style:style>
    <style:style style:name="T20" style:family="text">
      <style:text-properties style:font-name="Bitstream Vera Sans2" fo:font-size="9.5pt" style:font-size-asian="9.5pt" style:font-style-asian="normal" style:font-size-complex="9.5pt" style:font-style-complex="normal"/>
    </style:style>
    <style:style style:name="T21" style:family="text">
      <style:text-properties style:font-name="Bitstream Vera Sans2" style:font-size-asian="9.5pt" style:font-size-complex="9.5pt"/>
    </style:style>
    <style:style style:name="T22" style:family="text">
      <style:text-properties style:font-name="Bitstream Vera Sans2" fo:font-weight="normal" style:font-weight-asian="normal" style:font-weight-complex="normal"/>
    </style:style>
    <style:style style:name="T23" style:family="text">
      <style:text-properties style:font-name="Bitstream Vera Sans2" fo:letter-spacing="-0.071cm" fo:font-weight="normal" style:font-weight-asian="normal" style:font-weight-complex="normal"/>
    </style:style>
    <style:style style:name="T24" style:family="text">
      <style:text-properties fo:color="#b3b3b3"/>
    </style:style>
    <style:style style:name="T25" style:family="text">
      <style:text-properties fo:text-transform="uppercase" style:use-window-font-color="true" fo:letter-spacing="-0.004cm" officeooo:rsid="00177b7d"/>
    </style:style>
    <style:style style:name="T26" style:family="text">
      <style:text-properties fo:text-transform="uppercase" style:use-window-font-color="true" fo:letter-spacing="-0.004cm" fo:font-weight="normal" officeooo:rsid="00177b7d" style:font-weight-asian="normal" style:font-weight-complex="normal"/>
    </style:style>
    <style:style style:name="T27" style:family="text">
      <style:text-properties fo:text-transform="uppercase" style:use-window-font-color="true" style:font-name="OpenSymbol3" fo:font-size="10pt" fo:letter-spacing="-0.004cm" fo:font-weight="normal" officeooo:rsid="00177b7d" style:font-weight-asian="normal" style:font-weight-complex="normal"/>
    </style:style>
    <style:style style:name="T28" style:family="text">
      <style:text-properties fo:text-transform="uppercase" fo:color="#e32c1a" fo:letter-spacing="-0.004cm" fo:font-weight="normal" officeooo:rsid="00177b7d" style:font-weight-asian="normal" style:font-weight-complex="normal"/>
    </style:style>
    <style:style style:name="T29" style:family="text">
      <style:text-properties fo:text-transform="uppercase" fo:color="#e32c1a" style:font-name="OpenSymbol" fo:font-size="10pt" fo:letter-spacing="-0.004cm" fo:font-style="normal" officeooo:rsid="00177b7d" style:font-name-asian="OpenSymbol3" style:font-name-complex="OpenSymbol3"/>
    </style:style>
    <style:style style:name="T30" style:family="text">
      <style:text-properties fo:text-transform="uppercase" fo:color="#e32c1a" style:font-name="OpenSymbol" fo:font-size="10pt" fo:letter-spacing="-0.004cm" fo:font-style="normal" officeooo:rsid="00177b7d" style:font-name-asian="OpenSymbol3" style:font-style-asian="normal" style:font-name-complex="OpenSymbol3" style:font-style-complex="normal"/>
    </style:style>
    <style:style style:name="T31" style:family="text">
      <style:text-properties fo:text-transform="uppercase" fo:color="#e32c1a" style:font-name="OpenSymbol" fo:font-size="10pt" fo:letter-spacing="-0.004cm" fo:font-style="normal" fo:font-weight="bold" officeooo:rsid="00177b7d" style:font-name-asian="OpenSymbol3" style:font-style-asian="normal" style:font-weight-asian="bold" style:font-name-complex="OpenSymbol3" style:font-style-complex="normal" style:font-weight-complex="bold"/>
    </style:style>
    <style:style style:name="T32" style:family="text">
      <style:text-properties style:font-size-complex="10pt"/>
    </style:style>
    <style:style style:name="T33" style:family="text">
      <style:text-properties style:text-position="0% 100%" style:font-name-asian="OpenSymbol3" style:font-style-asian="normal" style:font-name-complex="OpenSymbol3" style:font-style-complex="normal"/>
    </style:style>
    <style:style style:name="T34" style:family="text">
      <style:text-properties style:text-position="0% 100%" style:font-name-asian="OpenSymbol3" style:font-size-asian="9.5pt" style:font-style-asian="normal" style:font-name-complex="OpenSymbol3" style:font-size-complex="9.5pt" style:font-style-complex="normal"/>
    </style:style>
    <style:style style:name="T35" style:family="text">
      <style:text-properties style:text-position="0% 100%" fo:font-weight="normal" style:font-name-asian="OpenSymbol3" style:font-style-asian="normal" style:font-weight-asian="normal" style:font-name-complex="OpenSymbol3" style:font-style-complex="normal" style:font-weight-complex="normal"/>
    </style:style>
    <style:style style:name="T36" style:family="text">
      <style:text-properties style:text-position="0% 100%" style:font-name="Bitstream Vera Sans2" fo:font-size="9.5pt" style:font-name-asian="OpenSymbol3" style:font-size-asian="9.5pt" style:font-style-asian="normal" style:font-name-complex="OpenSymbol3" style:font-size-complex="9.5pt" style:font-style-complex="normal"/>
    </style:style>
    <style:style style:name="T37" style:family="text">
      <style:text-properties style:text-position="0% 100%" fo:font-size="9.5pt" style:font-name-asian="OpenSymbol3" style:font-size-asian="9.5pt" style:font-style-asian="normal" style:font-name-complex="OpenSymbol3" style:font-size-complex="9.5pt" style:font-style-complex="normal"/>
    </style:style>
    <style:style style:name="T38" style:family="text">
      <style:text-properties style:text-position="0% 100%" style:font-name="OpenSymbol3" fo:font-size="9.5pt" style:font-name-asian="OpenSymbol3" style:font-size-asian="9.5pt" style:font-style-asian="normal" style:font-name-complex="OpenSymbol3" style:font-size-complex="9.5pt" style:font-style-complex="normal"/>
    </style:style>
    <style:style style:name="T39" style:family="text">
      <style:text-properties style:text-position="0% 100%" style:font-name="OpenSymbol3" fo:font-size="9.5pt" fo:font-style="normal" style:font-name-asian="OpenSymbol3" style:font-size-asian="9.5pt" style:font-style-asian="normal" style:font-name-complex="OpenSymbol3" style:font-size-complex="9.5pt" style:font-style-complex="normal"/>
    </style:style>
    <style:style style:name="T40" style:family="text">
      <style:text-properties style:text-position="0% 100%" style:font-name="OpenSymbol3" fo:font-size="10pt" fo:letter-spacing="-0.007cm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41" style:family="text">
      <style:text-properties officeooo:rsid="000c3886"/>
    </style:style>
    <style:style style:name="T42" style:family="text">
      <style:text-properties fo:font-size="9.5pt" fo:font-style="normal" style:font-size-asian="9.5pt" style:font-style-asian="normal" style:font-size-complex="9.5pt" style:font-style-complex="normal"/>
    </style:style>
    <style:style style:name="T43" style:family="text">
      <style:text-properties fo:font-size="9.5pt" fo:font-style="normal" officeooo:rsid="001be2e7" style:font-size-asian="9.5pt" style:font-style-asian="normal" style:font-size-complex="9.5pt" style:font-style-complex="normal"/>
    </style:style>
    <style:style style:name="T44" style:family="text">
      <style:text-properties fo:font-size="9.5pt" style:font-size-asian="9.5pt" style:font-size-complex="9.5pt"/>
    </style:style>
    <style:style style:name="T45" style:family="text">
      <style:text-properties style:font-name="OpenSymbol3"/>
    </style:style>
    <style:style style:name="T46" style:family="text">
      <style:text-properties style:font-name="OpenSymbol3" fo:font-size="9.5pt" style:font-size-asian="9.5pt" style:font-size-complex="9.5pt"/>
    </style:style>
    <style:style style:name="T47" style:family="text">
      <style:text-properties style:font-name="OpenSymbol3" fo:font-size="9.5pt" fo:font-style="normal" style:font-size-asian="9.5pt" style:font-style-asian="normal" style:font-size-complex="9.5pt" style:font-style-complex="normal"/>
    </style:style>
    <style:style style:name="T48" style:family="text">
      <style:text-properties style:font-name="OpenSymbol3" fo:font-size="10pt" style:font-size-asian="10pt" style:font-style-asian="normal" style:font-size-complex="10pt" style:font-style-complex="normal"/>
    </style:style>
    <style:style style:name="T49" style:family="text">
      <style:text-properties style:font-name="OpenSymbol3" fo:font-size="10pt" style:font-style-asian="normal" style:font-style-complex="normal"/>
    </style:style>
    <style:style style:name="T50" style:family="text">
      <style:text-properties style:font-name="OpenSymbol3" fo:font-size="10pt" fo:font-weight="normal" style:font-style-asian="normal" style:font-weight-asian="normal" style:font-style-complex="normal" style:font-weight-complex="normal"/>
    </style:style>
    <style:style style:name="T51" style:family="text">
      <style:text-properties officeooo:rsid="0020e255"/>
    </style:style>
    <style:style style:name="T52" style:family="text">
      <style:text-properties officeooo:rsid="000f19c8"/>
    </style:style>
    <style:style style:name="T53" style:family="text">
      <style:text-properties fo:color="#d3802b" style:font-size-complex="10pt"/>
    </style:style>
    <style:style style:name="T54" style:family="text">
      <style:text-properties fo:color="#d3802b" officeooo:rsid="00185e9c" style:font-size-complex="10pt"/>
    </style:style>
    <style:style style:name="T55" style:family="text">
      <style:text-properties fo:letter-spacing="-0.071cm" fo:font-weight="normal" style:font-weight-asian="normal" style:font-weight-complex="normal"/>
    </style:style>
    <style:style style:name="T56" style:family="text">
      <style:text-properties style:font-name="OpenSymbol1" fo:font-style="normal" style:text-underline-style="none" style:font-style-asian="normal" style:font-style-complex="normal"/>
    </style:style>
    <style:style style:name="T57" style:family="text">
      <style:text-properties officeooo:rsid="002b5ff7"/>
    </style:style>
    <style:style style:name="T58" style:family="text">
      <style:text-properties officeooo:rsid="002e5199"/>
    </style:style>
    <style:style style:name="T59" style:family="text">
      <style:text-properties style:font-name="Bitstream Vera Sans2" fo:font-size="10pt" style:font-size-asian="10pt"/>
    </style:style>
    <style:style style:name="T60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61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line" style:horizontal-pos="from-left" style:horizontal-rel="paragraph-content" fo:padding="0cm" fo:border="none" draw:ole-draw-aspect="1"/>
    </style:style>
    <style:style style:name="fr9" style:family="graphic" style:parent-style-name="Formula">
      <style:graphic-properties fo:margin-left="0cm" fo:margin-right="0cm" fo:margin-top="0.101cm" fo:margin-bottom="0.10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b2b2b2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7453*" fo:start-indent="0cm" fo:end-indent="0.15cm"/>
          <style:column style:rel-width="2942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4" fo:column-gap="0.3cm">
          <style:column-sep style:width="0.021cm" style:color="#b2b2b2" style:height="100%" style:style="solid"/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4" style:family="section">
      <style:section-properties style:editable="false">
        <style:columns fo:column-count="4" fo:column-gap="0.3cm">
          <style:column-sep style:width="0.021cm" style:color="#b2b2b2" style:height="100%" style:style="solid"/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70"><draw:g text:anchor-type="paragraph" draw:z-index="16" draw:style-name="gr2"><draw:custom-shape draw:style-name="gr3" draw:text-style-name="P90" svg:width="3.964cm" svg:height="0.641cm" draw:transform="skewX (0.00279252680319092) rotate (0.0872664625997165) translate (-0.370416666666667cm -0.0934861111111111cm)"><text:p text:style-name="P89"><text:span text:style-name="T6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y="-5.285cm" svg:width="18.978cm" draw:z-index="17"><draw:text-box fo:min-height="5.011cm"><text:section text:style-name="Sect1" text:name="Section6"><text:p text:style-name="P28"/><text:p text:style-name="P29"><text:span text:style-name="T18">Calcule l’expression B </text:span><text:span text:style-name="_5f_opensymbol"><text:span text:style-name="T48"></text:span></text:span><text:span text:style-name="T18"> </text:span><text:span text:style-name="T18"><draw:frame draw:style-name="fr10" draw:name="Objet81" text:anchor-type="as-char" svg:y="-0.483cm" svg:width="2.064cm" svg:height="0.87cm" draw:z-index="24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8">.</text:span></text:p><text:p text:style-name="P34"><text:span text:style-name="Bold_5f_niv2"><text:span text:style-name="T32">Cor</text:span></text:span><text:span text:style-name="Bold_5f_niv2"><text:span text:style-name="T53">r</text:span></text:span><text:span text:style-name="Bold_5f_niv2"><text:span text:style-name="T54">ec</text:span></text:span><text:span text:style-name="Bold_5f_niv2"><text:span text:style-name="T32">tion</text:span></text:span></text:p><text:section text:style-name="Sect2" text:name="Section11"><text:p text:style-name="P6">B <text:span text:style-name="_5f_opensymbol"><text:span text:style-name="T49"></text:span></text:span> <draw:frame draw:style-name="fr10" draw:name="Objet82" text:anchor-type="as-char" svg:y="-0.483cm" svg:width="2.143cm" svg:height="0.87cm" draw:z-index="19"><draw:object xlink:href="./Object 9" xlink:type="simple" xlink:show="embed" xlink:actuate="onLoad"/><draw:image xlink:href="./ObjectReplacements/Object 9" xlink:type="simple" xlink:show="embed" xlink:actuate="onLoad"/><svg:desc>formule</svg:desc></draw:frame><text:s text:c="18"/><text:span text:style-name="T41">Je trouve le signe en premier.</text:span></text:p><text:p text:style-name="P39"><draw:frame text:anchor-type="paragraph" draw:z-index="18" draw:name="Forme1" draw:style-name="gr1" draw:text-style-name="P88" svg:width="7.242cm" svg:height="0.9cm" svg:x="4.911cm" svg:y="1cm"><draw:text-box><text:p text:style-name="P87"><text:span text:style-name="T59">Je fais apparaître des facteurs communs pour simplifier.</text:span></text:p></draw:text-box></draw:frame><text:span text:style-name="T15">B </text:span><text:span text:style-name="_5f_opensymbol"><text:span text:style-name="T50"></text:span></text:span><text:span text:style-name="T15"> </text:span><text:span text:style-name="_5f_opensymbol"><text:span text:style-name="T30">─</text:span></text:span><text:span text:style-name="T16"> </text:span><text:span text:style-name="T15"><draw:frame draw:style-name="fr10" draw:name="Objet83" text:anchor-type="as-char" svg:y="-0.483cm" svg:width="1.395cm" svg:height="0.87cm" draw:z-index="20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<text:p text:style-name="P38"><text:span text:style-name="T15">B </text:span><text:span text:style-name="_5f_opensymbol"><text:span text:style-name="T49"></text:span></text:span><text:span text:style-name="T15"> </text:span><text:span text:style-name="_5f_opensymbol"><text:span text:style-name="T30">─</text:span></text:span><text:span text:style-name="T16"> </text:span><text:span text:style-name="T15"><draw:frame draw:style-name="fr10" draw:name="Objet84" text:anchor-type="as-char" svg:y="-0.483cm" svg:width="3.175cm" svg:height="0.87cm" draw:z-index="2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<text:p text:style-name="P37">B <text:span text:style-name="_5f_opensymbol"><text:span text:style-name="T49"></text:span></text:span> <text:span text:style-name="_5f_opensymbol"><text:span text:style-name="T31">─</text:span></text:span><text:span text:style-name="T16"> </text:span><text:span text:style-name="T15"><draw:frame draw:style-name="fr10" draw:name="Objet85" text:anchor-type="as-char" svg:y="-0.483cm" svg:width="1.826cm" svg:height="0.87cm" draw:z-index="2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<text:p text:style-name="P36"><text:span text:style-name="Police_20_par_20_défaut"><text:span text:style-name="T25">B</text:span></text:span><text:span text:style-name="Police_20_par_20_défaut"><text:span text:style-name="T26"> </text:span></text:span><text:span text:style-name="_5f_opensymbol"><text:span text:style-name="T27"></text:span></text:span><text:span text:style-name="Police_20_par_20_défaut"><text:span text:style-name="T26"> </text:span></text:span><text:span text:style-name="_5f_opensymbol"><text:span text:style-name="T29">─</text:span></text:span><text:span text:style-name="Police_20_par_20_défaut"><text:span text:style-name="T28"> </text:span></text:span><text:span text:style-name="Police_20_par_20_défaut"><text:span text:style-name="T25"><draw:frame draw:style-name="fr10" draw:name="Objet86" text:anchor-type="as-char" svg:y="-0.483cm" svg:width="0.803cm" svg:height="0.87cm" draw:z-index="23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</text:section></text:section></draw:text-box></draw:frame></text:p>
      </text:section>
      <text:list xml:id="list3885687888" text:style-name="Num_5f_Exo">
        <text:list-item>
          <text:list>
            <text:list-item>
              <text:h text:style-name="P50" text:outline-level="1"> Entoure les produits positifs.</text:h>
            </text:list-item>
          </text:list>
        </text:list-item>
      </text:list>
      <text:section text:style-name="Sect3" text:name="Section7">
        <text:list xml:id="list1041997448" text:style-name="liste_5f_abc">
          <text:list-item>
            <text:p text:style-name="P66"><draw:frame draw:style-name="fr4" draw:name="Objet145" text:anchor-type="as-char" svg:width="1.549cm" svg:height="0.87cm" draw:z-index="25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ext:list-item>
          <text:list-item>
            <text:p text:style-name="P67"><draw:frame draw:style-name="fr4" draw:name="Objet146" text:anchor-type="as-char" svg:width="1.617cm" svg:height="0.87cm" draw:z-index="26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ext:list-item>
          <text:list-item>
            <text:p text:style-name="P66"><draw:frame draw:style-name="fr4" draw:name="Objet147" text:anchor-type="as-char" svg:width="1.639cm" svg:height="0.87cm" draw:z-index="27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ext:list-item>
          <text:list-item>
            <text:p text:style-name="P67"><draw:frame draw:style-name="fr4" draw:name="Objet148" text:anchor-type="as-char" svg:width="2.596cm" svg:height="0.96cm" draw:z-index="28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ext:list-item>
          <text:list-item>
            <text:p text:style-name="P66"><draw:frame draw:style-name="fr4" draw:name="Objet149" text:anchor-type="as-char" svg:width="2.715cm" svg:height="0.87cm" draw:z-index="29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ext:list-item>
          <text:list-item>
            <text:p text:style-name="P67"><draw:frame draw:style-name="fr4" draw:name="Objet150" text:anchor-type="as-char" svg:width="3.064cm" svg:height="0.96cm" draw:z-index="30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ext:list-item>
          <text:list-item>
            <text:p text:style-name="P66"><draw:frame draw:style-name="fr4" draw:name="Objet151" text:anchor-type="as-char" svg:width="2.974cm" svg:height="0.87cm" draw:z-index="31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ext:list-item>
          <text:list-item>
            <text:p text:style-name="P69"><draw:frame draw:style-name="fr4" draw:name="Objet152" text:anchor-type="as-char" svg:width="2.879cm" svg:height="0.96cm" draw:z-index="32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ext:list-item>
        </text:list>
      </text:section>
      <text:list xml:id="list100654231704067" text:continue-list="list3885687888" text:style-name="Num_5f_Exo">
        <text:list-item>
          <text:h text:style-name="P51" text:outline-level="1"> Simplifie, si possible, les fractions suivantes.</text:h>
        </text:list-item>
      </text:list>
      <text:section text:style-name="Sect4" text:name="Section5">
        <text:list xml:id="list100655910073182" text:continue-list="list1041997448" text:style-name="liste_5f_abc">
          <text:list-item text:start-value="1">
            <text:h text:style-name="P64" text:outline-level="1" text:restart-numbering="true" text:start-value="-1"><draw:frame draw:style-name="fr4" draw:name="Objet24" text:anchor-type="as-char" svg:width="1.773cm" svg:height="0.87cm" draw:z-index="33"><draw:object xlink:href="./Object 49" xlink:type="simple" xlink:show="embed" xlink:actuate="onLoad"/><draw:image xlink:href="./ObjectReplacements/Object 49" xlink:type="simple" xlink:show="embed" xlink:actuate="onLoad"/><svg:desc>formule</svg:desc></draw:frame><text:s/><text:span text:style-name="_5f_signe">=</text:span><text:span text:style-name="T24"> <text:tab/></text:span></text:h>
          </text:list-item>
          <text:list-item>
            <text:h text:style-name="P64" text:outline-level="1"><draw:frame draw:style-name="fr4" draw:name="Objet25" text:anchor-type="as-char" svg:width="2.671cm" svg:height="0.907cm" draw:z-index="34"><draw:object xlink:href="./Object 80" xlink:type="simple" xlink:show="embed" xlink:actuate="onLoad"/><draw:image xlink:href="./ObjectReplacements/Object 80" xlink:type="simple" xlink:show="embed" xlink:actuate="onLoad"/><svg:desc>formule</svg:desc></draw:frame><text:s/><text:span text:style-name="_5f_signe">=</text:span><text:span text:style-name="_5f_pointillés_20_gris"><text:span text:style-name="T24"> <text:tab/></text:span></text:span></text:h>
          </text:list-item>
          <text:list-item>
            <text:h text:style-name="P64" text:outline-level="1"><draw:frame draw:style-name="fr4" draw:name="Objet26" text:anchor-type="as-char" svg:width="3.133cm" svg:height="0.907cm" draw:z-index="35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_5f_pointillés_20_gris"><text:span text:style-name="T24"><text:s/></text:span></text:span><text:span text:style-name="_5f_signe">=</text:span><text:span text:style-name="_5f_pointillés_20_gris"><text:span text:style-name="T24"> <text:tab/></text:span></text:span></text:h>
          </text:list-item>
          <text:list-item>
            <text:h text:style-name="P65" text:outline-level="1"><draw:frame draw:style-name="fr4" draw:name="Objet27" text:anchor-type="as-char" svg:width="1.455cm" svg:height="0.887cm" draw:z-index="38"><draw:object xlink:href="./Object 95" xlink:type="simple" xlink:show="embed" xlink:actuate="onLoad"/><draw:image xlink:href="./ObjectReplacements/Object 95" xlink:type="simple" xlink:show="embed" xlink:actuate="onLoad"/><svg:desc>formule</svg:desc></draw:frame><text:span text:style-name="_5f_pointillés_20_gris"><text:span text:style-name="T24"><text:s/></text:span></text:span><text:span text:style-name="_5f_signe">=</text:span><text:span text:style-name="_5f_pointillés_20_gris"><text:span text:style-name="T24"> <text:tab/></text:span></text:span></text:h>
          </text:list-item>
        </text:list>
      </text:section>
      <text:list xml:id="list100654427151068" text:continue-list="list100654231704067" text:style-name="Num_5f_Exo">
        <text:list-item>
          <text:h text:style-name="P52" text:outline-level="1"> Effectue les calculs suivants.</text:h>
        </text:list-item>
      </text:list>
      <text:section text:style-name="Sect3" text:name="Section8">
        <text:list xml:id="list2142843332" text:style-name="_5f_Numérotation_20_des_20_exercices_20_livrets">
          <text:list-item>
            <text:list>
              <text:list-header>
                <text:p text:style-name="P76">A <text:span text:style-name="_5f_signe">=</text:span><text:span text:style-name="_5f_signe"><text:span text:style-name="T17"> </text:span></text:span><draw:frame draw:style-name="fr4" draw:name="Objet153" text:anchor-type="as-char" svg:width="1.282cm" svg:height="0.87cm" draw:z-index="39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6161477368" text:continue-numbering="true" text:style-name="_5f_Numérotation_20_des_20_exercices_20_livrets">
          <text:list-item>
            <text:list>
              <text:list-header>
                <text:p text:style-name="P76">B <text:span text:style-name="_5f_signe">=</text:span><text:span text:style-name="_5f_signe"><text:span text:style-name="T17"> </text:span></text:span><draw:frame draw:style-name="fr9" draw:name="Objet155" text:anchor-type="as-char" svg:width="1.619cm" svg:height="0.87cm" draw:z-index="40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5715728818" text:continue-numbering="true" text:style-name="_5f_Numérotation_20_des_20_exercices_20_livrets">
          <text:list-item>
            <text:list>
              <text:list-header>
                <text:p text:style-name="P79">C <text:span text:style-name="_5f_signe">=</text:span><text:span text:style-name="_5f_signe"><text:span text:style-name="T17"> </text:span></text:span><draw:frame draw:style-name="fr4" draw:name="Objet157" text:anchor-type="as-char" svg:width="1.773cm" svg:height="0.87cm" draw:z-index="41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5878021123" text:continue-numbering="true" text:style-name="_5f_Numérotation_20_des_20_exercices_20_livrets">
          <text:list-item>
            <text:list>
              <text:list-header>
                <text:p text:style-name="P76">D <text:span text:style-name="_5f_signe">=</text:span><text:span text:style-name="_5f_signe"><text:span text:style-name="T17"> </text:span></text:span><draw:frame draw:style-name="fr9" draw:name="Objet183" text:anchor-type="as-char" svg:width="2.007cm" svg:height="0.87cm" draw:z-index="42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4996285339" text:continue-numbering="true" text:style-name="_5f_Numérotation_20_des_20_exercices_20_livrets">
          <text:list-item>
            <text:list>
              <text:list-header>
                <text:p text:style-name="P79">E <text:span text:style-name="_5f_signe">=</text:span><text:span text:style-name="_5f_signe"><text:span text:style-name="T17"> </text:span></text:span><draw:frame draw:style-name="fr4" draw:name="Objet185" text:anchor-type="as-char" svg:width="1.73cm" svg:height="0.87cm" draw:z-index="43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4640697259" text:continue-numbering="true" text:style-name="_5f_Numérotation_20_des_20_exercices_20_livrets">
          <text:list-item>
            <text:list>
              <text:list-header>
                <text:p text:style-name="P72">F <text:span text:style-name="_5f_signe">=</text:span><text:span text:style-name="_5f_signe"><text:span text:style-name="T17"> </text:span></text:span><draw:frame draw:style-name="fr9" draw:name="Objet186" text:anchor-type="as-char" svg:width="1.794cm" svg:height="0.87cm" draw:z-index="44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5713442602" text:continue-numbering="true" text:style-name="_5f_Numérotation_20_des_20_exercices_20_livrets">
          <text:list-item>
            <text:list>
              <text:list-header>
                <text:p text:style-name="P72">G <text:span text:style-name="_5f_signe">=</text:span><text:span text:style-name="_5f_signe"><text:span text:style-name="T17"> </text:span></text:span><draw:frame draw:style-name="fr4" draw:name="Objet187" text:anchor-type="as-char" svg:width="2.141cm" svg:height="0.87cm" draw:z-index="45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4382684027" text:continue-numbering="true" text:style-name="_5f_Numérotation_20_des_20_exercices_20_livrets">
          <text:list-item>
            <text:list>
              <text:list-header>
                <text:p text:style-name="P72">H <text:span text:style-name="_5f_signe">=</text:span><text:span text:style-name="_5f_signe"><text:span text:style-name="T17"> </text:span></text:span><draw:frame draw:style-name="fr9" draw:name="Objet188" text:anchor-type="as-char" svg:width="2.007cm" svg:height="0.87cm" draw:z-index="46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</text:section>
      <text:list xml:id="list100656093473225" text:continue-list="list100654427151068" text:style-name="Num_5f_Exo">
        <text:list-item>
          <text:h text:style-name="P54" text:outline-level="1"> Fa<text:span text:style-name="T51">i</text:span>s apparaître le(s) facteur(s) commun(s) au numérateur et au dénominateur puis donne les résultats sous forme d’une fraction la plus simple possible.</text:h>
        </text:list-item>
      </text:list>
      <text:section text:style-name="Sect3" text:name="Section14">
        <text:p text:style-name="P40">A <text:span text:style-name="T45">=</text:span><text:span text:style-name="_5f_signe"><text:span text:style-name="T17"> </text:span></text:span><text:span text:style-name="T45"><draw:frame draw:style-name="fr7" draw:name="Objet203" text:anchor-type="as-char" svg:width="1.171cm" svg:height="0.87cm" draw:z-index="47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<text:p text:style-name="P40">A <text:span text:style-name="T45">=</text:span><text:span text:style-name="_5f_signe"><text:span text:style-name="T17"> </text:span></text:span><text:span text:style-name="T45"><draw:frame draw:style-name="fr7" draw:name="Objet206" text:anchor-type="as-char" svg:width="1.603cm" svg:height="0.87cm" draw:z-index="48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p>
        <text:p text:style-name="P40">A <text:span text:style-name="T45">=</text:span><text:span text:style-name="_5f_signe"><text:span text:style-name="T17"> </text:span></text:span><text:span text:style-name="T45"><draw:frame draw:style-name="fr7" draw:name="Objet207" text:anchor-type="as-char" svg:width="0.63cm" svg:height="0.87cm" draw:z-index="49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p>
        <text:p text:style-name="P44">B <text:span text:style-name="T45">=</text:span><text:span text:style-name="_5f_signe"><text:span text:style-name="T17"> </text:span></text:span><text:span text:style-name="T45"><draw:frame draw:style-name="fr7" draw:name="Objet273" text:anchor-type="as-char" svg:width="1.171cm" svg:height="0.87cm" draw:z-index="5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p>
        <text:p text:style-name="P40">B <text:span text:style-name="T45">=</text:span><text:span text:style-name="_5f_signe"><text:span text:style-name="T17"> </text:span></text:span><text:span text:style-name="T45"><draw:frame draw:style-name="fr7" draw:name="Objet274" text:anchor-type="as-char" svg:width="2.275cm" svg:height="0.87cm" draw:z-index="5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p>
        <text:p text:style-name="P40">B <text:span text:style-name="T45">=</text:span><text:span text:style-name="_5f_signe"><text:span text:style-name="T17"> </text:span></text:span><text:span text:style-name="T45"><draw:frame draw:style-name="fr7" draw:name="Objet275" text:anchor-type="as-char" svg:width="0.63cm" svg:height="0.87cm" draw:z-index="52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p>
        <text:p text:style-name="P42"><text:span text:style-name="T44">C </text:span><text:span text:style-name="T46">=</text:span><text:span text:style-name="_5f_signe"><text:span text:style-name="T21"> </text:span></text:span><text:span text:style-name="T46"><draw:frame draw:style-name="fr7" draw:name="Objet292" text:anchor-type="as-char" svg:width="1.171cm" svg:height="0.87cm" draw:z-index="53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p>
        <text:p text:style-name="P31"><text:span text:style-name="corps"><text:span text:style-name="T43">C</text:span></text:span><text:span text:style-name="corps"><text:span text:style-name="T42"> </text:span></text:span><text:span text:style-name="corps"><text:span text:style-name="T47">=</text:span></text:span><text:span text:style-name="corps"><text:span text:style-name="T20"> </text:span></text:span><text:span text:style-name="_5f_pointillés_20_gris"><text:span text:style-name="T34"><text:tab/></text:span></text:span></text:p>
        <text:p text:style-name="P43"><text:span text:style-name="_5f_pointillés_20_gris"><text:span text:style-name="T6">C</text:span></text:span><text:span text:style-name="corps"><text:span text:style-name="T9"> </text:span></text:span><text:span text:style-name="corps"><text:span text:style-name="T39">=</text:span></text:span><text:span text:style-name="corps"><text:span text:style-name="T36"> </text:span></text:span><text:span text:style-name="_5f_pointillés_20_gris"><text:span text:style-name="T34"><text:tab/></text:span></text:span></text:p>
        <text:p text:style-name="P41">D <text:span text:style-name="T45">=</text:span><text:span text:style-name="_5f_signe"><text:span text:style-name="T17"> </text:span></text:span><text:span text:style-name="T45"><draw:frame draw:style-name="fr8" draw:name="Objet362" text:anchor-type="as-char" svg:width="1.171cm" svg:height="0.87cm" draw:z-index="54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p>
        <text:p text:style-name="P31"><text:span text:style-name="T44">D</text:span><text:span text:style-name="corps"><text:span text:style-name="T42"> </text:span></text:span><text:span text:style-name="corps"><text:span text:style-name="T47">=</text:span></text:span><text:span text:style-name="corps"><text:span text:style-name="T20"> </text:span></text:span><text:span text:style-name="_5f_pointillés_20_gris"><text:span text:style-name="T34"><text:tab/></text:span></text:span></text:p>
        <text:p text:style-name="P31"><text:span text:style-name="T19">D</text:span><text:span text:style-name="corps"><text:span text:style-name="T42"> </text:span></text:span><text:span text:style-name="corps"><text:span text:style-name="T47">=</text:span></text:span><text:span text:style-name="corps"><text:span text:style-name="T20"> </text:span></text:span><text:span text:style-name="_5f_pointillés_20_gris"><text:span text:style-name="T34"><text:tab/></text:span></text:span></text:p>
        <text:p text:style-name="P45">E <text:span text:style-name="T45">=</text:span><text:span text:style-name="_5f_signe"><text:span text:style-name="T17"> </text:span></text:span><text:span text:style-name="T45"><draw:frame draw:style-name="fr7" draw:name="Objet363" text:anchor-type="as-char" svg:width="1.171cm" svg:height="0.87cm" draw:z-index="55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p>
        <text:p text:style-name="P32"><text:span text:style-name="T44">E</text:span><text:span text:style-name="corps"><text:span text:style-name="T44"> </text:span></text:span><text:span text:style-name="corps"><text:span text:style-name="T46">=</text:span></text:span><text:span text:style-name="corps"><text:span text:style-name="T19"> </text:span></text:span><text:span text:style-name="_5f_pointillés_20_gris"><text:span text:style-name="T34"><text:tab/></text:span></text:span></text:p>
        <text:p text:style-name="P32"><text:span text:style-name="T44">E</text:span><text:span text:style-name="corps"><text:span text:style-name="T44"> </text:span></text:span><text:span text:style-name="corps"><text:span text:style-name="T46">=</text:span></text:span><text:span text:style-name="corps"><text:span text:style-name="T19"> </text:span></text:span><text:span text:style-name="_5f_pointillés_20_gris"><text:span text:style-name="T34"><text:tab/></text:span></text:span></text:p>
        <text:p text:style-name="P46">F <text:span text:style-name="T45">=</text:span><text:span text:style-name="_5f_signe"><text:span text:style-name="T17"> </text:span></text:span><text:span text:style-name="T45"><draw:frame draw:style-name="fr7" draw:name="Objet375" text:anchor-type="as-char" svg:width="1.466cm" svg:height="0.87cm" draw:z-index="56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  <text:p text:style-name="P32"><text:span text:style-name="T44">F</text:span><text:span text:style-name="corps"><text:span text:style-name="T44"> </text:span></text:span><text:span text:style-name="corps"><text:span text:style-name="T46">=</text:span></text:span><text:span text:style-name="corps"><text:span text:style-name="T19"> </text:span></text:span><text:span text:style-name="_5f_pointillés_20_gris"><text:span text:style-name="T34"><text:tab/></text:span></text:span></text:p>
        <text:p text:style-name="P32"><text:span text:style-name="T44">F</text:span><text:span text:style-name="corps"><text:span text:style-name="T44"> </text:span></text:span><text:span text:style-name="corps"><text:span text:style-name="T46">=</text:span></text:span><text:span text:style-name="corps"><text:span text:style-name="T19"> </text:span></text:span><text:span text:style-name="_5f_pointillés_20_gris"><text:span text:style-name="T34"><text:tab/></text:span></text:span></text:p>
        <text:p text:style-name="P48">G <text:span text:style-name="T45">=</text:span><text:span text:style-name="_5f_signe"><text:span text:style-name="T17"> </text:span></text:span><text:span text:style-name="T45"><draw:frame draw:style-name="fr7" draw:name="Objet376" text:anchor-type="as-char" svg:width="2.191cm" svg:height="0.87cm" draw:z-index="57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p>
        <text:p text:style-name="P32"><text:span text:style-name="T44">G</text:span><text:span text:style-name="corps"><text:span text:style-name="T44"> </text:span></text:span><text:span text:style-name="corps"><text:span text:style-name="T46">=</text:span></text:span><text:span text:style-name="corps"><text:span text:style-name="T19"> </text:span></text:span><text:span text:style-name="_5f_pointillés_20_gris"><text:span text:style-name="T34"><text:tab/></text:span></text:span></text:p>
        <text:p text:style-name="P32"><text:span text:style-name="T44">G</text:span><text:span text:style-name="corps"><text:span text:style-name="T44"> </text:span></text:span><text:span text:style-name="corps"><text:span text:style-name="T46">=</text:span></text:span><text:span text:style-name="corps"><text:span text:style-name="T19"> </text:span></text:span><text:span text:style-name="_5f_pointillés_20_gris"><text:span text:style-name="T34"><text:tab/></text:span></text:span></text:p>
        <text:p text:style-name="P47">H <text:span text:style-name="T45">=</text:span><text:span text:style-name="_5f_signe"><text:span text:style-name="T17"> </text:span></text:span><text:span text:style-name="T45"><draw:frame draw:style-name="fr7" draw:name="Objet378" text:anchor-type="as-char" svg:width="1.395cm" svg:height="0.87cm" draw:z-index="58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p>
        <text:p text:style-name="P32"><text:span text:style-name="T44">H</text:span><text:span text:style-name="corps"><text:span text:style-name="T44"> </text:span></text:span><text:span text:style-name="corps"><text:span text:style-name="T46">=</text:span></text:span><text:span text:style-name="corps"><text:span text:style-name="T19"> </text:span></text:span><text:span text:style-name="_5f_pointillés_20_gris"><text:span text:style-name="T34"><text:tab/></text:span></text:span></text:p>
        <text:p text:style-name="P32"><text:span text:style-name="_5f_pointillés_20_gris"><text:span text:style-name="T8">H</text:span></text:span><text:span text:style-name="corps"><text:span text:style-name="T37"> </text:span></text:span><text:span text:style-name="corps"><text:span text:style-name="T38">=</text:span></text:span><text:span text:style-name="corps"><text:span text:style-name="T36"> </text:span></text:span><text:span text:style-name="_5f_pointillés_20_gris"><text:span text:style-name="T34"><text:tab/></text:span></text:span></text:p>
      </text:section>
      <text:list xml:id="list100654209280885" text:continue-numbering="true" text:style-name="Num_5f_Exo">
        <text:list-item>
          <text:h text:style-name="P55" text:outline-level="1"><text:soft-page-break/> Calcule en décomposant les numérateurs et les dénominateurs en produits de facteurs puis simplifie le résultat quand c’est possible.</text:h>
        </text:list-item>
      </text:list>
      <text:section text:style-name="Sect3" text:name="Section9">
        <text:list xml:id="list100654376128108" text:continue-list="list100654382684027" text:style-name="_5f_Numérotation_20_des_20_exercices_20_livrets">
          <text:list-item>
            <text:list>
              <text:list-header>
                <text:p text:style-name="P74">J <text:span text:style-name="_5f_signe">=</text:span><draw:frame draw:style-name="fr6" draw:name="Objet136" text:anchor-type="as-char" svg:y="-0.499cm" svg:width="1.471cm" svg:height="0.87cm" draw:z-index="59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6295181675" text:continue-numbering="true" text:style-name="_5f_Numérotation_20_des_20_exercices_20_livrets">
          <text:list-item>
            <text:list>
              <text:list-header>
                <text:p text:style-name="P71">K <text:span text:style-name="_5f_signe">=</text:span><draw:frame draw:style-name="fr4" draw:name="Objet226" text:anchor-type="as-char" svg:width="2.866cm" svg:height="0.87cm" draw:z-index="63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4976422628" text:continue-numbering="true" text:style-name="_5f_Numérotation_20_des_20_exercices_20_livrets">
          <text:list-item>
            <text:list>
              <text:list-header>
                <text:p text:style-name="P74">L <text:span text:style-name="_5f_signe">=</text:span><draw:frame draw:style-name="fr5" draw:name="Objet229" text:anchor-type="as-char" svg:width="1.565cm" svg:height="0.87cm" draw:z-index="64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5074170725" text:continue-numbering="true" text:style-name="_5f_Numérotation_20_des_20_exercices_20_livrets">
          <text:list-item>
            <text:list>
              <text:list-header>
                <text:p text:style-name="P74">M <text:span text:style-name="_5f_signe">=</text:span><draw:frame draw:style-name="fr5" draw:name="Objet232" text:anchor-type="as-char" svg:width="2.173cm" svg:height="0.87cm" draw:z-index="65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4478930803" text:continue-numbering="true" text:style-name="_5f_Numérotation_20_des_20_exercices_20_livrets">
          <text:list-item>
            <text:list>
              <text:list-header>
                <text:p text:style-name="P74">N <text:span text:style-name="_5f_signe">=</text:span><draw:frame draw:style-name="fr5" draw:name="Objet235" text:anchor-type="as-char" svg:width="1.471cm" svg:height="0.87cm" draw:z-index="66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5294215905" text:continue-numbering="true" text:style-name="_5f_Numérotation_20_des_20_exercices_20_livrets">
          <text:list-item>
            <text:list>
              <text:list-header>
                <text:p text:style-name="P74">P <text:span text:style-name="_5f_signe">=</text:span><draw:frame draw:style-name="fr5" draw:name="Objet238" text:anchor-type="as-char" svg:width="2.284cm" svg:height="0.87cm" draw:z-index="67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5405707837" text:continue-numbering="true" text:style-name="_5f_Numérotation_20_des_20_exercices_20_livrets">
          <text:list-item>
            <text:list>
              <text:list-header>
                <text:p text:style-name="P74"><text:span text:style-name="T52">Q</text:span> <text:span text:style-name="_5f_signe">=</text:span><draw:frame draw:style-name="fr5" draw:name="Objet241" text:anchor-type="as-char" svg:width="2.173cm" svg:height="0.87cm" draw:z-index="68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  <text:list xml:id="list100656206564529" text:continue-numbering="true" text:style-name="_5f_Numérotation_20_des_20_exercices_20_livrets">
          <text:list-item>
            <text:list>
              <text:list-header>
                <text:p text:style-name="P74"><text:span text:style-name="_5f_pointillés_20_gris"><text:span text:style-name="T7">R</text:span></text:span><text:span text:style-name="_5f_pointillés_20_gris"><text:span text:style-name="T6"> </text:span></text:span><text:span text:style-name="_5f_signe"><text:span text:style-name="T6">=</text:span></text:span><draw:frame draw:style-name="fr5" draw:name="Objet242" text:anchor-type="as-char" svg:width="2.926cm" svg:height="0.87cm" draw:z-index="69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5"><text:span text:style-name="_5f_pointillés_20_gris"><text:span text:style-name="T33"><text:tab/></text:span></text:span></text:p>
      </text:section>
      <text:list xml:id="list100656140358215" text:continue-list="list100654209280885" text:style-name="Num_5f_Exo">
        <text:list-item>
          <text:h text:style-name="P86" text:outline-level="1"> Calcule puis simplifie le résultat quand c’est possible.</text:h>
        </text:list-item>
      </text:list>
      <text:section text:style-name="Sect5" text:name="Section12">
        <text:list xml:id="list100656126104121" text:continue-list="list100656206564529" text:style-name="_5f_Numérotation_20_des_20_exercices_20_livrets">
          <text:list-item>
            <text:list>
              <text:list-header>
                <text:p text:style-name="P75"><text:span text:style-name="T52">S</text:span> <text:span text:style-name="_5f_signe">=</text:span><draw:frame draw:style-name="fr6" draw:name="Objet29" text:anchor-type="as-char" svg:y="-0.499cm" svg:width="3.126cm" svg:height="0.87cm" draw:z-index="6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0"><text:span text:style-name="_5f_pointillés_20_gris"><text:span text:style-name="T33"><text:tab/></text:span></text:span></text:p>
        <text:p text:style-name="P30"><text:span text:style-name="_5f_pointillés_20_gris"><text:span text:style-name="T33"><text:tab/></text:span></text:span></text:p>
        <text:list xml:id="list100656228491443" text:continue-numbering="true" text:style-name="_5f_Numérotation_20_des_20_exercices_20_livrets">
          <text:list-item>
            <text:list>
              <text:list-header>
                <text:p text:style-name="P73"><text:span text:style-name="T52">T</text:span> <text:span text:style-name="_5f_signe">=</text:span><draw:frame draw:style-name="fr4" draw:name="Objet30" text:anchor-type="as-char" svg:width="3.828cm" svg:height="0.87cm" draw:z-index="61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0"><text:span text:style-name="_5f_pointillés_20_gris"><text:span text:style-name="T33"><text:tab/></text:span></text:span></text:p>
        <text:p text:style-name="P30"><text:span text:style-name="_5f_pointillés_20_gris"><text:span text:style-name="T33"><text:tab/></text:span></text:span></text:p>
        <text:list xml:id="list100654967019036" text:continue-numbering="true" text:style-name="_5f_Numérotation_20_des_20_exercices_20_livrets">
          <text:list-item>
            <text:list>
              <text:list-header>
                <text:p text:style-name="P75"><text:span text:style-name="T52">U</text:span> <text:span text:style-name="_5f_signe">=</text:span><draw:frame draw:style-name="fr5" draw:name="Objet31" text:anchor-type="as-char" svg:width="3.104cm" svg:height="0.87cm" draw:z-index="62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    </text:list-header>
            </text:list>
          </text:list-item>
        </text:list>
        <text:p text:style-name="P30"><text:span text:style-name="_5f_pointillés_20_gris"><text:span text:style-name="T33"><text:tab/></text:span></text:span></text:p>
        <text:p text:style-name="P30"><text:span text:style-name="_5f_pointillés_20_gris"><text:span text:style-name="T33"><text:tab/></text:span></text:span></text:p>
        <text:p text:style-name="P30"><text:span text:style-name="_5f_pointillés_20_gris"><text:span text:style-name="T33"><text:tab/></text:span></text:span></text:p>
      </text:section>
      <text:list xml:id="list100654366756143" text:continue-list="list100656140358215" text:style-name="Num_5f_Exo">
        <text:list-item>
          <text:h text:style-name="P53" text:outline-level="1"><text:span text:style-name="T15"> Calcule puis</text:span><text:span text:style-name="T13"> donne le résultat sous la forme </text:span><text:span text:style-name="T14">d</text:span><text:span text:style-name="T13">’une fraction simplifiée.</text:span></text:h>
        </text:list-item>
      </text:list>
      <text:section text:style-name="Sect6" text:name="Section2">
        <text:list xml:id="list9147675733365158926" text:style-name="_5f_Numérotation_20_des_20_exercices_20_livrets">
          <text:list-item>
            <text:list>
              <text:list-header>
                <text:p text:style-name="P77">T <text:span text:style-name="_5f_signe">=</text:span><draw:frame draw:style-name="fr5" draw:name="Objet1" text:anchor-type="as-char" svg:width="3.344cm" svg:height="0.87cm" draw:z-index="36"><draw:object xlink:href="./Object 13" xlink:type="simple" xlink:show="embed" xlink:actuate="onLoad"/><draw:image xlink:href="./ObjectReplacements/Object 13" xlink:type="simple" xlink:show="embed" xlink:actuate="onLoad"/></draw:frame></text:p>
              </text:list-header>
            </text:list>
            <text:p text:style-name="P57"><text:span text:style-name="_5f_pointillés_20_gris"><text:span text:style-name="T33"><text:tab/></text:span></text:span></text:p>
            <text:p text:style-name="P58"><text:span text:style-name="_5f_pointillés_20_gris"><text:span text:style-name="T33"><text:tab/></text:span></text:span></text:p>
            <text:p text:style-name="P58"><text:span text:style-name="_5f_pointillés_20_gris"><text:span text:style-name="T33"><text:tab/></text:span></text:span></text:p>
            <text:p text:style-name="P58"><text:span text:style-name="_5f_pointillés_20_gris"><text:span text:style-name="T33"><text:tab/></text:span></text:span></text:p>
            <text:list text:continue-numbering="true">
              <text:list-header>
                <text:p text:style-name="P78">U <text:span text:style-name="_5f_signe">=</text:span><draw:frame draw:style-name="fr5" draw:name="Objet2" text:anchor-type="as-char" svg:width="3.856cm" svg:height="0.87cm" draw:z-index="37"><draw:object xlink:href="./Object 14" xlink:type="simple" xlink:show="embed" xlink:actuate="onLoad"/><draw:image xlink:href="./ObjectReplacements/Object 14" xlink:type="simple" xlink:show="embed" xlink:actuate="onLoad"/></draw:frame><text:span text:style-name="T56">×</text:span> (<text:span text:style-name="T40">─</text:span><text:span text:style-name="T57">45)</text:span></text:p>
              </text:list-header>
            </text:list>
            <text:p text:style-name="P58"><text:span text:style-name="_5f_pointillés_20_gris"><text:span text:style-name="T33"><text:tab/></text:span></text:span></text:p>
            <text:p text:style-name="P58"><text:span text:style-name="_5f_pointillés_20_gris"><text:span text:style-name="T33"><text:tab/></text:span></text:span></text:p>
            <text:p text:style-name="P58"><text:span text:style-name="_5f_pointillés_20_gris"><text:span text:style-name="T33"><text:tab/></text:span></text:span></text:p>
            <text:p text:style-name="P58"><text:span text:style-name="_5f_pointillés_20_gris"><text:span text:style-name="T35"><text:tab/></text:span></text:span></text:p>
          </text:list-item>
        </text:list>
      </text:section>
      <text:list xml:id="list100656007767239" text:continue-list="list100654366756143" text:style-name="Num_5f_Exo">
        <text:list-item>
          <text:h text:style-name="P56" text:outline-level="1"><text:span text:style-name="T15"> Calcule puis</text:span><text:span text:style-name="T13"> donne le résultat sous la forme d’une fraction simplifiée.</text:span></text:h>
        </text:list-item>
      </text:list>
      <text:section text:style-name="Sect6" text:name="Section3">
        <text:list xml:id="list100654453586959" text:continue-list="list9147675733365158926" text:style-name="_5f_Numérotation_20_des_20_exercices_20_livrets">
          <text:list-item>
            <text:list>
              <text:list-header>
                <text:p text:style-name="P80">V <text:span text:style-name="_5f_signe">=</text:span><draw:frame draw:style-name="fr5" draw:name="Objet3" text:anchor-type="as-char" svg:width="3.344cm" svg:height="0.87cm" draw:z-index="9"><draw:object xlink:href="./Object 19" xlink:type="simple" xlink:show="embed" xlink:actuate="onLoad"/><draw:image xlink:href="./ObjectReplacements/Object 19" xlink:type="simple" xlink:show="embed" xlink:actuate="onLoad"/></draw:frame></text:p>
              </text:list-header>
            </text:list>
            <text:p text:style-name="P59"><text:span text:style-name="_5f_pointillés_20_gris"><text:span text:style-name="T33"><text:tab/></text:span></text:span></text:p>
            <text:p text:style-name="P61"><text:span text:style-name="_5f_pointillés_20_gris"><text:span text:style-name="T33"><text:tab/></text:span></text:span></text:p>
            <text:p text:style-name="P61"><text:span text:style-name="_5f_pointillés_20_gris"><text:span text:style-name="T33"><text:tab/></text:span></text:span></text:p>
            <text:p text:style-name="P61"><text:span text:style-name="_5f_pointillés_20_gris"><text:span text:style-name="T33"><text:tab/></text:span></text:span></text:p>
            <text:list text:continue-numbering="true">
              <text:list-header>
                <text:p text:style-name="P81">W <text:span text:style-name="_5f_signe">=</text:span><draw:frame draw:style-name="fr5" draw:name="Objet4" text:anchor-type="as-char" svg:width="3.634cm" svg:height="0.87cm" draw:z-index="10"><draw:object xlink:href="./Object 20" xlink:type="simple" xlink:show="embed" xlink:actuate="onLoad"/><draw:image xlink:href="./ObjectReplacements/Object 20" xlink:type="simple" xlink:show="embed" xlink:actuate="onLoad"/></draw:frame><text:span text:style-name="T56">×</text:span> (<text:span text:style-name="T40">─</text:span><text:span text:style-name="T11">2</text:span><text:span text:style-name="T12">10</text:span><text:span text:style-name="T58">)</text:span></text:p>
              </text:list-header>
            </text:list>
            <text:p text:style-name="P61"><text:span text:style-name="_5f_pointillés_20_gris"><text:span text:style-name="T33"><text:tab/></text:span></text:span></text:p>
            <text:p text:style-name="P61"><text:span text:style-name="_5f_pointillés_20_gris"><text:span text:style-name="T33"><text:tab/></text:span></text:span></text:p>
            <text:p text:style-name="P61"><text:span text:style-name="_5f_pointillés_20_gris"><text:span text:style-name="T33"><text:tab/></text:span></text:span></text:p>
            <text:p text:style-name="P61"><text:span text:style-name="_5f_pointillés_20_gris"><text:span text:style-name="T35"><text:tab/></text:span></text:span></text:p>
          </text:list-item>
        </text:list>
      </text:section>
      <text:list xml:id="list100655042785254" text:continue-list="list100656007767239" text:style-name="Num_5f_Exo">
        <text:list-item>
          <text:h text:style-name="P56" text:outline-level="1"> Calcule astucieusement les nombres suivants.</text:h>
        </text:list-item>
      </text:list>
      <text:section text:style-name="Sect6" text:name="Section4">
        <text:list xml:id="list100655700290295" text:continue-list="list100654453586959" text:style-name="_5f_Numérotation_20_des_20_exercices_20_livrets">
          <text:list-item>
            <text:list>
              <text:list-header>
                <text:p text:style-name="P68"><text:span text:style-name="T15">A </text:span><text:span text:style-name="_5f_signe"><text:span text:style-name="T15">=</text:span></text:span><text:span text:style-name="_5f_signe"><text:span text:style-name="T22"> </text:span></text:span><text:span text:style-name="T15"><draw:frame draw:style-name="fr4" draw:name="Objet357" text:anchor-type="as-char" svg:width="7.911cm" svg:height="0.96cm" draw:z-index="5"><draw:object xlink:href="./Object 21" xlink:type="simple" xlink:show="embed" xlink:actuate="onLoad"/><draw:image xlink:href="./ObjectReplacements/Object 21" xlink:type="simple" xlink:show="embed" xlink:actuate="onLoad"/></draw:frame></text:span></text:p>
              </text:list-header>
            </text:list>
            <text:p text:style-name="P60"><text:span text:style-name="_5f_pointillés_20_gris"><text:span text:style-name="T33"><text:tab/></text:span></text:span></text:p>
            <text:p text:style-name="P61"><text:span text:style-name="_5f_pointillés_20_gris"><text:span text:style-name="T33"><text:tab/></text:span></text:span></text:p>
          </text:list-item>
        </text:list>
        <text:p text:style-name="P33"><text:span text:style-name="T55">B</text:span><text:span text:style-name="_5f_signe"><text:span text:style-name="T23"> </text:span></text:span><text:span text:style-name="_5f_signe"><text:span text:style-name="T55">=</text:span></text:span><text:span text:style-name="_5f_signe"><text:span text:style-name="T23"> </text:span></text:span><text:span text:style-name="_5f_signe"><text:span text:style-name="T10">⁠⁠</text:span></text:span><text:span text:style-name="T55"><draw:frame draw:style-name="fr4" draw:name="Objet5" text:anchor-type="as-char" svg:width="8.484cm" svg:height="0.96cm" draw:z-index="6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<text:list xml:id="list100655458259268" text:continue-numbering="true" text:style-name="_5f_Numérotation_20_des_20_exercices_20_livrets">
          <text:list-header>
            <text:p text:style-name="P59"><text:span text:style-name="_5f_pointillés_20_gris"><text:span text:style-name="T33"><text:tab/></text:span></text:span></text:p>
            <text:p text:style-name="P61"><text:span text:style-name="_5f_pointillés_20_gris"><text:span text:style-name="T33"><text:tab/></text:span></text:span></text:p>
          </text:list-header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1" svg:font-family="OpenSymbol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6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4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6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loext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4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old" style:family="text">
      <style:text-properties style:font-name="Bitstream Vera Sans4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Zeichenformat" style:family="text"/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4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6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6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4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4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4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4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3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 style:list-style-name="_5f_Numérotation_20_des_20_exercices_20_livrets"/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8" style:family="paragraph" style:parent-style-name="Entête_20_couleur" style:list-style-name="_5f_Numérotation_20_des_20_exercices_20_livrets"/>
    <style:style style:name="MP29" style:family="paragraph" style:parent-style-name="Header" style:list-style-name="_5f_Numérotation_20_des_20_exercices_20_livrets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30" style:family="paragraph" style:parent-style-name="_5f_En-tête">
      <style:text-properties officeooo:rsid="0013441a" officeooo:paragraph-rsid="0003cf89"/>
    </style:style>
    <style:style style:name="MP31" style:family="paragraph">
      <loext:graphic-properties draw:fill="solid" draw:fill-color="#d7e12c"/>
    </style:style>
    <style:style style:name="MP32" style:family="paragraph">
      <style:paragraph-properties fo:text-align="center"/>
    </style:style>
    <style:style style:name="MP33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4" style:family="paragraph" style:parent-style-name="Footer">
      <style:text-properties officeooo:rsid="00178920" officeooo:paragraph-rsid="00178920"/>
    </style:style>
    <style:style style:name="MP3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2_20__28_une_20_colonne_29__20__20_impaire_20__28_D_29_" style:display-name="_Fiche éditeur série 2 (une colonne)  impaire (D)" style:page-layout-name="Mpm18" style:next-style-name="_5f_Fiche_20_éditeur_20_série_20_2_20__28_une_20_colonne_29__20_paire_20__28_G_29_">
      <style:header>
        <text:list xml:id="list2142843332" text:style-name="_5f_Numérotation_20_des_20_exercices_20_livrets">
          <text:list-header>
            <text:p text:style-name="MP24">Série <text:s/>3 : Addition, soustraction</text:p>
          </text:list-header>
        </text:list>
      </style:header>
      <style:footer>
        <text:p text:style-name="MP7">Chapitre G2 : Triangles</text:p>
      </style:footer>
      <style:footer-left>
        <text:p text:style-name="MP25">Chapitre A3 : Écritures fractionnaires</text:p>
      </style:footer-left>
    </style:master-page>
    <style:master-page style:name="_5f_Fiche_20_éditeur_20_série_20_2_20__28_une_20_colonne_29__20_paire_20__28_G_29_" style:display-name="_Fiche éditeur série 2 (une colonne) paire (G)" style:page-layout-name="Mpm19" style:next-style-name="_5f_Fiche_20_éditeur_20_série_20_2_20__28_une_20_colonne_29__20__20_impaire_20__28_D_29_">
      <style:header>
        <text:list xml:id="list100655296052439" text:continue-numbering="true" text:style-name="_5f_Numérotation_20_des_20_exercices_20_livrets">
          <text:list-header>
            <text:p text:style-name="MP24">Série <text:s/>3 : Addition, soustraction</text:p>
          </text:list-header>
        </text:list>
      </style:header>
      <style:footer>
        <text:p text:style-name="MP26">Écritures fractionnaires : Chapitre A3</text:p>
      </style:footer>
      <style:footer-left>
        <text:p text:style-name="MP27">Chapitre G2 : Triangles</text:p>
      </style:footer-left>
    </style:master-page>
    <style:master-page style:name="_5f_Fiche_20_éditeur_20_série_20_3_20__28_une_20_colonne_29__20__20_impaire_20__28_D_29_" style:display-name="_Fiche éditeur série 3 (une colonne)  impaire (D)" style:page-layout-name="Mpm18" style:next-style-name="_5f_Fiche_20_éditeur_20_série_20_3_20__28_une_20_colonne_29__20_paire_20__28_G_29_">
      <style:header>
        <text:list xml:id="list100656007284235" text:continue-numbering="true" text:style-name="_5f_Numérotation_20_des_20_exercices_20_livrets">
          <text:list-header>
            <text:p text:style-name="MP28">Série 3 : Multiplication</text:p>
          </text:list-header>
        </text:list>
      </style:header>
      <style:footer>
        <text:p text:style-name="MP7">Chapitre G2 : Triangles</text:p>
      </style:footer>
      <style:footer-left>
        <text:p text:style-name="MP25">Chapitre N2 : Écritures fractionnaires</text:p>
      </style:footer-left>
    </style:master-page>
    <style:master-page style:name="_5f_Fiche_20_éditeur_20_série_20_3_20__28_une_20_colonne_29__20_paire_20__28_G_29_" style:display-name="_Fiche éditeur série 3 (une colonne) paire (G)" style:page-layout-name="Mpm18" style:next-style-name="_5f_Fiche_20_éditeur_20_série_20_3_20__28_une_20_colonne_29__20__20_impaire_20__28_D_29_">
      <style:header>
        <text:list xml:id="list100654197230612" text:continue-numbering="true" text:style-name="_5f_Numérotation_20_des_20_exercices_20_livrets">
          <text:list-header>
            <text:p text:style-name="MP29">Série 3 : Multiplication</text:p>
          </text:list-header>
        </text:list>
      </style:header>
      <style:footer>
        <text:p text:style-name="MP7">Chapitre G2 : Triangles</text:p>
      </style:footer>
      <style:footer-left>
        <text:p text:style-name="MP27">Chapitre G2 : Triangl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30"><draw:path text:anchor-type="paragraph" draw:z-index="7" draw:style-name="Mgr1" draw:text-style-name="MP31" svg:width="4.329cm" svg:height="2.24cm" svg:x="-1.499cm" svg:y="-1cm" svg:viewBox="0 0 4330 2241" svg:d="M0 2241l3984-288c209-15 363-168 345-342l-170-1611h-4159z"><text:p/></draw:path><draw:frame text:anchor-type="paragraph" draw:z-index="11" draw:style-name="Mgr2" draw:text-style-name="MP33" svg:width="2.703cm" svg:height="0.715cm" draw:transform="rotate (0.0872664625997165) translate (-0.172861111111111cm 0.218722222222222cm)"><draw:text-box><text:p text:style-name="MP32"><text:span text:style-name="MT5">Série 4</text:span></text:p></draw:text-box></draw:frame><draw:line text:anchor-type="paragraph" draw:z-index="13" draw:style-name="Mgr3" draw:text-style-name="MP32" svg:x1="19.233cm" svg:y1="0.36cm" svg:x2="20.496cm" svg:y2="0.36cm"><text:p/></draw:line>Multiplier deux nombres en écriture fractionnaire </text:p>
      </style:header>
      <style:footer>
        <text:p text:style-name="MP34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35"><draw:g text:anchor-type="paragraph" draw:z-index="15" draw:style-name="Mgr4"><draw:path draw:style-name="Mgr5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19</text:page-number></text:p></draw:text-box></draw:frame><text:p text:style-name="MP37"><text:span text:style-name="MT6">Nombres rationnels</text:span> • <text:span text:style-name="MT6">A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10:06:53.749000000</dc:date>
    <meta:editing-duration>PT9H7M56S</meta:editing-duration>
    <meta:editing-cycles>66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1" meta:image-count="0" meta:object-count="55" meta:page-count="3" meta:paragraph-count="191" meta:word-count="468" meta:character-count="2626" meta:non-whitespace-character-count="1742"/>
  </office:meta>
</office:document-meta>
</file>

<file path=Object 1/content.xml><?xml version="1.0" encoding="utf-8"?>
<math xmlns="http://www.w3.org/1998/Math/MathML" display="block">
  <semantics>
    <mrow>
      <mstyle mathsize="10pt">
        <mfrac>
          <mrow>
            <mo stretchy="false">−</mo>
            <mn>4</mn>
          </mrow>
          <mn>5</mn>
        </mfrac>
      </mstyle>
      <mrow>
        <mspace width="0.5em"/>
        <mo stretchy="false">×</mo>
        <mspace width="0.5em"/>
      </mrow>
      <mstyle mathsize="10pt">
        <mrow>
          <mo fence="true" stretchy="true">(</mo>
          <mrow>
            <mrow>
              <mrow>
                <mo stretchy="false">−</mo>
                <mspace width="0.5em"/>
              </mrow>
              <mfrac>
                <mrow>
                  <mo stretchy="false">−</mo>
                  <mn>7,14</mn>
                </mrow>
                <mrow>
                  <mo stretchy="false">−</mo>
                  <mn>5,12</mn>
                </mrow>
              </mfrac>
            </mrow>
          </mrow>
          <mo fence="true" stretchy="true">)</mo>
        </mrow>
      </mstyle>
    </mrow>
    <annotation encoding="StarMath 5.0">size 10{{-4} over {5}}`times ` size 10 {  {left(-`{{{-7,14}} over {-5,12}} right)}}</annotation>
  </semantics>
</math>
</file>

<file path=Object 10/content.xml><?xml version="1.0" encoding="utf-8"?>
<math xmlns="http://www.w3.org/1998/Math/MathML" display="block">
  <semantics>
    <mfrac>
      <mrow>
        <mn>35</mn>
        <mrow>
          <mspace width="0.5em"/>
          <mo stretchy="false">×</mo>
          <mspace width="0.5em"/>
        </mrow>
        <mn>39</mn>
      </mrow>
      <mrow>
        <mn>33</mn>
        <mrow>
          <mspace width="0.5em"/>
          <mo stretchy="false">×</mo>
          <mspace width="0.5em"/>
        </mrow>
        <mn>80</mn>
      </mrow>
    </mfrac>
    <annotation encoding="StarMath 5.0">{{{{35} `times`{39}} over {33 `times`80}}}
</annotation>
  </semantics>
</math>
</file>

<file path=Object 11/content.xml><?xml version="1.0" encoding="utf-8"?>
<math xmlns="http://www.w3.org/1998/Math/MathML" display="block">
  <semantics>
    <mfrac>
      <mrow>
        <mn>7</mn>
        <mrow>
          <mspace width="0.5em"/>
          <mo stretchy="false">×</mo>
          <mspace width="0.5em"/>
        </mrow>
        <mstyle color="fuchsia">
          <mstyle mathvariant="bold">
            <mn>5</mn>
          </mstyle>
        </mstyle>
        <mrow>
          <mspace width="0.5em"/>
          <mo stretchy="false">×</mo>
          <mspace width="0.5em"/>
        </mrow>
        <mn>13</mn>
        <mrow>
          <mspace width="0.5em"/>
          <mo stretchy="false">×</mo>
          <mspace width="0.5em"/>
        </mrow>
        <mstyle color="blue">
          <mstyle mathvariant="bold">
            <mn>3</mn>
          </mstyle>
        </mstyle>
      </mrow>
      <mrow>
        <mn>11</mn>
        <mrow>
          <mspace width="0.5em"/>
          <mo stretchy="false">×</mo>
          <mspace width="0.5em"/>
        </mrow>
        <mstyle color="blue">
          <mstyle mathvariant="bold">
            <mn>3</mn>
          </mstyle>
        </mstyle>
        <mrow>
          <mspace width="0.5em"/>
          <mo stretchy="false">×</mo>
          <mspace width="0.5em"/>
        </mrow>
        <mn>2</mn>
        <mrow>
          <mspace width="0.5em"/>
          <mo stretchy="false">×</mo>
          <mspace width="0.5em"/>
        </mrow>
        <mstyle color="fuchsia">
          <mstyle mathvariant="bold">
            <mn>5</mn>
          </mstyle>
        </mstyle>
        <mrow>
          <mspace width="0.5em"/>
          <mo stretchy="false">×</mo>
          <mspace width="0.5em"/>
        </mrow>
        <mn>8</mn>
      </mrow>
    </mfrac>
    <annotation encoding="StarMath 5.0">{{7`times`color magenta bold{5} `times`13`times`color blue bold{3}} over {11`times`color blue bold{3}`times`2`times`color magenta bold{5}`times`8}}</annotation>
  </semantics>
</math>
</file>

<file path=Object 12/content.xml><?xml version="1.0" encoding="utf-8"?>
<math xmlns="http://www.w3.org/1998/Math/MathML" display="block">
  <semantics>
    <mfrac>
      <mrow>
        <mn>7</mn>
        <mrow>
          <mspace width="0.5em"/>
          <mo stretchy="false">×</mo>
          <mspace width="0.5em"/>
        </mrow>
        <mn>13</mn>
      </mrow>
      <mrow>
        <mn>11</mn>
        <mrow>
          <mspace width="0.5em"/>
          <mo stretchy="false">×</mo>
          <mspace width="0.5em"/>
        </mrow>
        <mn>2</mn>
        <mrow>
          <mspace width="0.5em"/>
          <mo stretchy="false">×</mo>
          <mspace width="0.5em"/>
        </mrow>
        <mn>8</mn>
      </mrow>
    </mfrac>
    <annotation encoding="StarMath 5.0">{{7`times`13} over {11`times`2`times`8}}</annotation>
  </semantics>
</math>
</file>

<file path=Object 13/content.xml><?xml version="1.0" encoding="utf-8"?>
<math xmlns="http://www.w3.org/1998/Math/MathML" display="block">
  <semantics>
    <mstyle mathsize="10pt">
      <mrow>
        <mfrac>
          <mrow>
            <mo stretchy="false">−</mo>
            <mn>10</mn>
          </mrow>
          <mrow>
            <mo stretchy="false">−</mo>
            <mn>15</mn>
          </mrow>
        </mfrac>
        <mrow>
          <mspace width="0.5em"/>
          <mo stretchy="false">×</mo>
          <mspace width="0.5em"/>
        </mrow>
        <mfrac>
          <mrow>
            <mo stretchy="false">−</mo>
            <mn>25</mn>
          </mrow>
          <mn>23</mn>
        </mfrac>
        <mrow>
          <mspace width="0.5em"/>
          <mo stretchy="false">×</mo>
          <mspace width="0.5em"/>
        </mrow>
        <mfrac>
          <mn>115</mn>
          <mrow>
            <mo stretchy="false">−</mo>
            <mn>8</mn>
          </mrow>
        </mfrac>
      </mrow>
    </mstyle>
    <annotation encoding="StarMath 5.0">size 10{{{-10} over {-15}}` times `{{-25} over {23}}`times`{{115} over {-8}}}</annotation>
  </semantics>
</math>
</file>

<file path=Object 14/content.xml><?xml version="1.0" encoding="utf-8"?>
<math xmlns="http://www.w3.org/1998/Math/MathML" display="block">
  <semantics>
    <mstyle mathsize="10pt">
      <mrow>
        <mfrac>
          <mrow>
            <mo stretchy="false">−</mo>
            <mn>17</mn>
          </mrow>
          <mn>27</mn>
        </mfrac>
        <mrow>
          <mspace width="0.5em"/>
          <mo stretchy="false">×</mo>
          <mspace width="0.5em"/>
        </mrow>
        <mfrac>
          <mrow>
            <mo stretchy="false">−</mo>
            <mn>49</mn>
          </mrow>
          <mrow>
            <mo stretchy="false">−</mo>
            <mn>119</mn>
          </mrow>
        </mfrac>
        <mrow>
          <mspace width="0.5em"/>
          <mo stretchy="false">×</mo>
          <mspace width="0.5em"/>
        </mrow>
        <mfrac>
          <mn>15</mn>
          <mrow>
            <mo stretchy="false">−</mo>
            <mn>105</mn>
          </mrow>
        </mfrac>
      </mrow>
    </mstyle>
    <annotation encoding="StarMath 5.0">size 10{{{-17} over {27}}` times `{{-49} over {-119}}`times`{{15} over {-105}}}</annotation>
  </semantics>
</math>
</file>

<file path=Object 15/content.xml><?xml version="1.0" encoding="utf-8"?>
<math xmlns="http://www.w3.org/1998/Math/MathML" display="block">
  <semantics>
    <mrow>
      <mstyle mathsize="10pt">
        <mfrac>
          <mrow>
            <mo stretchy="false">−</mo>
            <mn>5</mn>
          </mrow>
          <mn>3</mn>
        </mfrac>
      </mstyle>
      <mrow>
        <mspace width="0.5em"/>
        <mo stretchy="false">×</mo>
        <mspace width="0.5em"/>
      </mrow>
      <mstyle mathsize="10pt">
        <mfrac>
          <mrow>
            <mo stretchy="false">−</mo>
            <mn>4</mn>
          </mrow>
          <mrow>
            <mo stretchy="false">−</mo>
            <mn>3</mn>
          </mrow>
        </mfrac>
      </mstyle>
      <mrow>
        <mspace width="0.5em"/>
        <mo stretchy="false">×</mo>
        <mspace width="0.5em"/>
      </mrow>
      <mstyle mathsize="10pt">
        <mrow>
          <mo fence="true" stretchy="true">(</mo>
          <mrow>
            <mrow>
              <mo stretchy="false">−</mo>
              <mfrac>
                <mn>3</mn>
                <mn>7</mn>
              </mfrac>
            </mrow>
          </mrow>
          <mo fence="true" stretchy="true">)</mo>
        </mrow>
      </mstyle>
    </mrow>
    <annotation encoding="StarMath 5.0">size 10{{-5} over {3}} `times` size 10 {{-4} over {-3}}` times` size 10 {{left(-{{3} over {7}}right)}}</annotation>
  </semantics>
</math>
</file>

<file path=Object 16/content.xml><?xml version="1.0" encoding="utf-8"?>
<math xmlns="http://www.w3.org/1998/Math/MathML" display="block">
  <semantics>
    <mstyle mathsize="10pt">
      <mrow>
        <mfrac>
          <mn>1,5</mn>
          <mrow>
            <mo stretchy="false">−</mo>
            <mn>3</mn>
          </mrow>
        </mfrac>
        <mrow>
          <mspace width="0.5em"/>
          <mo stretchy="false">×</mo>
          <mspace width="0.5em"/>
        </mrow>
        <mstyle mathsize="10pt">
          <mfrac>
            <mn>3,07</mn>
            <mrow>
              <mo stretchy="false">−</mo>
              <mn>2</mn>
            </mrow>
          </mfrac>
        </mstyle>
        <mrow>
          <mspace width="0.5em"/>
          <mo stretchy="false">×</mo>
          <mspace width="0.5em"/>
        </mrow>
        <mstyle mathsize="10pt">
          <mfrac>
            <mrow>
              <mo stretchy="false">−</mo>
              <mn>5</mn>
            </mrow>
            <mn>2,4</mn>
          </mfrac>
        </mstyle>
      </mrow>
    </mstyle>
    <annotation encoding="StarMath 5.0">size 10{{{1,5} over {-3}}` times` size 10 {{3,07} over {-2}}` times ` size 10 {{-5} over {2,4}}}</annotation>
  </semantics>
</math>
</file>

<file path=Object 17/content.xml><?xml version="1.0" encoding="utf-8"?>
<math xmlns="http://www.w3.org/1998/Math/MathML" display="block">
  <semantics>
    <mstyle mathsize="10pt">
      <mrow>
        <mfrac>
          <mn>1</mn>
          <mn>3</mn>
        </mfrac>
        <mrow>
          <mspace width="0.5em"/>
          <mo stretchy="false">×</mo>
          <mspace width="0.5em"/>
        </mrow>
        <mfrac>
          <mrow>
            <mo stretchy="false">−</mo>
            <mn>4</mn>
          </mrow>
          <mn>5</mn>
        </mfrac>
      </mrow>
    </mstyle>
    <annotation encoding="StarMath 5.0">size 10{{{1} over {3}}` times `{{-4} over {5}}}</annotation>
  </semantics>
</math>
</file>

<file path=Object 18/content.xml><?xml version="1.0" encoding="utf-8"?>
<math xmlns="http://www.w3.org/1998/Math/MathML" display="block">
  <semantics>
    <mstyle mathsize="10pt">
      <mrow>
        <mfrac>
          <mn>2,2</mn>
          <mn>5</mn>
        </mfrac>
        <mrow>
          <mspace width="0.5em"/>
          <mo stretchy="false">×</mo>
          <mspace width="0.5em"/>
        </mrow>
        <mfrac>
          <mrow>
            <mo stretchy="false">−</mo>
            <mn>3</mn>
          </mrow>
          <mn>5</mn>
        </mfrac>
      </mrow>
    </mstyle>
    <annotation encoding="StarMath 5.0">size 10{{{2,2} over {5}}` times `{{-3} over {5}}}</annotation>
  </semantics>
</math>
</file>

<file path=Object 19/content.xml><?xml version="1.0" encoding="utf-8"?>
<math xmlns="http://www.w3.org/1998/Math/MathML" display="block">
  <semantics>
    <mstyle mathsize="10pt">
      <mrow>
        <mfrac>
          <mrow>
            <mo stretchy="false">−</mo>
            <mn>10</mn>
          </mrow>
          <mrow>
            <mo stretchy="false">−</mo>
            <mn>25</mn>
          </mrow>
        </mfrac>
        <mrow>
          <mspace width="0.5em"/>
          <mo stretchy="false">×</mo>
          <mspace width="0.5em"/>
        </mrow>
        <mfrac>
          <mrow>
            <mo stretchy="false">−</mo>
            <mn>25</mn>
          </mrow>
          <mn>23</mn>
        </mfrac>
        <mrow>
          <mspace width="0.5em"/>
          <mo stretchy="false">×</mo>
          <mspace width="0.5em"/>
        </mrow>
        <mfrac>
          <mn>276</mn>
          <mrow>
            <mspace width="0.5em"/>
            <mn>18</mn>
          </mrow>
        </mfrac>
      </mrow>
    </mstyle>
    <annotation encoding="StarMath 5.0">size 10{{{-10} over {-25}}` times `{{-25} over {23}}`times`{{276} over {`18}}}</annotation>
  </semantics>
</math>
</file>

<file path=Object 2/content.xml><?xml version="1.0" encoding="utf-8"?>
<math xmlns="http://www.w3.org/1998/Math/MathML" display="block">
  <semantics>
    <mstyle mathsize="10pt">
      <mrow>
        <mfrac>
          <mrow>
            <mo stretchy="false">−</mo>
            <mn>3</mn>
          </mrow>
          <mn>5</mn>
        </mfrac>
        <mrow>
          <mspace width="0.5em"/>
          <mo stretchy="false">×</mo>
          <mspace width="0.5em"/>
        </mrow>
        <mfrac>
          <mn>4</mn>
          <mrow>
            <mo stretchy="false">−</mo>
            <mn>5</mn>
          </mrow>
        </mfrac>
      </mrow>
    </mstyle>
    <annotation encoding="StarMath 5.0">size 10{{{-3} over {5}}` times `{{4} over {-5}}}</annotation>
  </semantics>
</math>
</file>

<file path=Object 20/content.xml><?xml version="1.0" encoding="utf-8"?>
<math xmlns="http://www.w3.org/1998/Math/MathML" display="block">
  <semantics>
    <mstyle mathsize="10pt">
      <mrow>
        <mfrac>
          <mrow>
            <mo stretchy="false">−</mo>
            <mn>27</mn>
          </mrow>
          <mn>17</mn>
        </mfrac>
        <mrow>
          <mspace width="0.5em"/>
          <mo stretchy="false">×</mo>
          <mspace width="0.5em"/>
        </mrow>
        <mfrac>
          <mrow>
            <mo stretchy="false">−</mo>
            <mn>85</mn>
          </mrow>
          <mrow>
            <mspace width="0.5em"/>
            <mn>36</mn>
          </mrow>
        </mfrac>
        <mrow>
          <mspace width="0.5em"/>
          <mo stretchy="false">×</mo>
          <mspace width="0.5em"/>
        </mrow>
        <mfrac>
          <mn>15</mn>
          <mrow>
            <mo stretchy="false">−</mo>
            <mn>105</mn>
          </mrow>
        </mfrac>
      </mrow>
    </mstyle>
    <annotation encoding="StarMath 5.0">size 10{{{-27} over {17}}` times `{{-85} over {`36}}`times`{{15} over {-105}}}</annotation>
  </semantics>
</math>
</file>

<file path=Object 21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1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2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3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1em"/>
                <mo stretchy="false">−</mo>
                <mspace width="1em"/>
              </mrow>
              <mfrac>
                <mn>4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5</mn>
                <mn>5</mn>
              </mfrac>
            </mrow>
          </mrow>
          <mo fence="true" stretchy="true">)</mo>
        </mrow>
        <mrow>
          <mo fence="true" stretchy="true">(</mo>
          <mrow>
            <mrow>
              <mn>1</mn>
              <mrow>
                <mspace width="0.5em"/>
                <mo stretchy="false">−</mo>
                <mspace width="0.5em"/>
              </mrow>
              <mfrac>
                <mn>6</mn>
                <mn>5</mn>
              </mfrac>
            </mrow>
          </mrow>
          <mo fence="true" stretchy="true">)</mo>
        </mrow>
      </mrow>
    </mstyle>
    <annotation encoding="StarMath 5.0">size 10{{ left({1} `-` {1} over {5} right) left({1} `-`  {2} over {5} right)  left({1}` -` {3} over {5} right) left({1}` `-` `{4} over {5} right) left({1} `-`{5} over {5} right)left({1}`- `{6} over {5} right) } }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row>
            <mn>2</mn>
            <mstyle mathvariant="normal">
              <mrow>
                <mo stretchy="false">−</mo>
                <mspace width="0.5em"/>
              </mrow>
            </mstyle>
            <mfrac>
              <mrow>
                <mn>1</mn>
                <mstyle mathvariant="normal">
                  <mi mathvariant="normal"></mi>
                </mstyle>
                <mn>1</mn>
              </mrow>
              <mn>2</mn>
            </mfrac>
          </mrow>
        </mrow>
        <mo fence="true" stretchy="true">)</mo>
      </mrow>
      <mrow>
        <mo fence="true" stretchy="true">(</mo>
        <mrow>
          <mrow>
            <mn>2</mn>
            <mstyle mathvariant="normal">
              <mrow>
                <mo stretchy="false">−</mo>
                <mspace width="0.5em"/>
              </mrow>
            </mstyle>
            <mfrac>
              <mrow>
                <mn>1</mn>
                <mstyle mathvariant="normal">
                  <mi mathvariant="normal"></mi>
                </mstyle>
                <mn>2</mn>
              </mrow>
              <mn>3</mn>
            </mfrac>
          </mrow>
        </mrow>
        <mo fence="true" stretchy="true">)</mo>
      </mrow>
      <mrow>
        <mo fence="true" stretchy="true">(</mo>
        <mrow>
          <mrow>
            <mn>2</mn>
            <mstyle mathvariant="normal">
              <mrow>
                <mo stretchy="false">−</mo>
                <mspace width="0.5em"/>
              </mrow>
            </mstyle>
            <mfrac>
              <mrow>
                <mn>1</mn>
                <mstyle mathvariant="normal">
                  <mi mathvariant="normal"></mi>
                </mstyle>
                <mn>3</mn>
              </mrow>
              <mn>4</mn>
            </mfrac>
          </mrow>
        </mrow>
        <mo fence="true" stretchy="true">)</mo>
      </mrow>
      <mrow>
        <mo fence="true" stretchy="true">(</mo>
        <mrow>
          <mrow>
            <mspace width="0.5em"/>
            <mfrac>
              <mrow>
                <mn>1</mn>
                <mstyle mathvariant="normal">
                  <mi mathvariant="normal"></mi>
                </mstyle>
                <mn>4</mn>
              </mrow>
              <mn>5</mn>
            </mfrac>
            <mspace width="0.5em"/>
            <mstyle mathvariant="normal">
              <mrow>
                <mo stretchy="false">−</mo>
                <mn>2</mn>
              </mrow>
            </mstyle>
          </mrow>
        </mrow>
        <mo fence="true" stretchy="true">)</mo>
      </mrow>
      <mrow>
        <mo fence="true" stretchy="true">(</mo>
        <mrow>
          <mrow>
            <mfrac>
              <mn>5</mn>
              <mn>5</mn>
            </mfrac>
            <mspace width="0.5em"/>
            <mstyle mathvariant="normal">
              <mrow>
                <mo stretchy="false">−</mo>
                <mn>2</mn>
              </mrow>
            </mstyle>
          </mrow>
        </mrow>
        <mo fence="true" stretchy="true">)</mo>
      </mrow>
    </mrow>
    <annotation encoding="StarMath 5.0">{{ left({2} nitalic-`{1 nitalic 1} over {2} right) left({2} nitalic-`{1nitalic 2} over {3} right)  left({2} nitalic-`{1nitalic 3} over {4} right) left(`{1nitalic4} over {5} `nitalic- {2} right) left({5} over {5}`nitalic- {2} right)} }</annotation>
  </semantics>
</math>
</file>

<file path=Object 29/content.xml><?xml version="1.0" encoding="utf-8"?>
<math xmlns="http://www.w3.org/1998/Math/MathML" display="block">
  <semantics>
    <mfrac>
      <mrow>
        <mn>3</mn>
        <mrow>
          <mspace width="0.5em"/>
          <mo stretchy="false">×</mo>
          <mspace width="0.5em"/>
        </mrow>
        <mn>7</mn>
      </mrow>
      <mrow>
        <mn>5</mn>
        <mrow>
          <mspace width="0.5em"/>
          <mo stretchy="false">×</mo>
          <mspace width="0.5em"/>
        </mrow>
        <mn>14</mn>
      </mrow>
    </mfrac>
    <annotation encoding="StarMath 5.0">{{3} `times` {7}} over {{5} `times` {14}}
</annotation>
  </semantics>
</math>
</file>

<file path=Object 3/content.xml><?xml version="1.0" encoding="utf-8"?>
<math xmlns="http://www.w3.org/1998/Math/MathML" display="block">
  <semantics>
    <mstyle mathsize="10pt">
      <mrow>
        <mfrac>
          <mrow>
            <mo stretchy="false">−</mo>
            <mn>6</mn>
          </mrow>
          <mn>5</mn>
        </mfrac>
        <mrow>
          <mspace width="0.5em"/>
          <mo stretchy="false">×</mo>
          <mspace width="0.5em"/>
        </mrow>
        <mfrac>
          <mrow>
            <mrow>
              <mo stretchy="false">−</mo>
              <mspace width="0.5em"/>
            </mrow>
            <mn>4</mn>
          </mrow>
          <mrow>
            <mo stretchy="false">−</mo>
            <mn>9</mn>
          </mrow>
        </mfrac>
      </mrow>
    </mstyle>
    <annotation encoding="StarMath 5.0">size 10{{{-6} over {5}} `times` {{-`4} over {-9}}}</annotation>
  </semantics>
</math>
</file>

<file path=Object 30/content.xml><?xml version="1.0" encoding="utf-8"?>
<math xmlns="http://www.w3.org/1998/Math/MathML" display="block">
  <semantics>
    <mstyle mathsize="10pt">
      <mrow>
        <mfrac>
          <mrow>
            <mo stretchy="false">−</mo>
            <mn>10</mn>
          </mrow>
          <mn>3</mn>
        </mfrac>
        <mrow>
          <mspace width="0.5em"/>
          <mo stretchy="false">×</mo>
          <mspace width="0.5em"/>
        </mrow>
        <mfrac>
          <mrow>
            <mo stretchy="false">−</mo>
            <mn>5</mn>
          </mrow>
          <mn>7</mn>
        </mfrac>
      </mrow>
    </mstyle>
    <annotation encoding="StarMath 5.0">size 10{{{-10} over {3}}` times `{{-5} over {7}}}</annotation>
  </semantics>
</math>
</file>

<file path=Object 31/content.xml><?xml version="1.0" encoding="utf-8"?>
<math xmlns="http://www.w3.org/1998/Math/MathML" display="block">
  <semantics>
    <mstyle mathsize="10pt">
      <mrow>
        <mfrac>
          <mrow>
            <mo stretchy="false">−</mo>
            <mn>8</mn>
          </mrow>
          <mn>3</mn>
        </mfrac>
        <mrow>
          <mspace width="0.5em"/>
          <mo stretchy="false">×</mo>
          <mspace width="0.5em"/>
        </mrow>
        <mfrac>
          <mn>3</mn>
          <mn>4</mn>
        </mfrac>
        <mrow>
          <mspace width="0.5em"/>
          <mo stretchy="false">×</mo>
          <mspace width="0.5em"/>
        </mrow>
        <mfrac>
          <mn>5</mn>
          <mn>7</mn>
        </mfrac>
      </mrow>
    </mstyle>
    <annotation encoding="StarMath 5.0">size 10{{{-8} over {3}}` times `{{3} over {4}}`times`{5 over 7}}</annotation>
  </semantics>
</math>
</file>

<file path=Object 32/content.xml><?xml version="1.0" encoding="utf-8"?>
<math xmlns="http://www.w3.org/1998/Math/MathML" display="block">
  <semantics>
    <mstyle mathsize="10pt">
      <mrow>
        <mfrac>
          <mn>2</mn>
          <mn>15</mn>
        </mfrac>
        <mrow>
          <mspace width="0.5em"/>
          <mo stretchy="false">×</mo>
          <mspace width="0.5em"/>
        </mrow>
        <mfrac>
          <mrow>
            <mo stretchy="false">−</mo>
            <mn>13</mn>
          </mrow>
          <mn>7</mn>
        </mfrac>
      </mrow>
    </mstyle>
    <annotation encoding="StarMath 5.0">size 10{{{2} over {15}}` times `{{-13} over {7}}}</annotation>
  </semantics>
</math>
</file>

<file path=Object 33/content.xml><?xml version="1.0" encoding="utf-8"?>
<math xmlns="http://www.w3.org/1998/Math/MathML" display="block">
  <semantics>
    <mstyle mathsize="10pt">
      <mrow>
        <mrow>
          <mo stretchy="false">−</mo>
          <mn>1,2</mn>
        </mrow>
        <mrow>
          <mspace width="0.5em"/>
          <mo stretchy="false">×</mo>
          <mspace width="0.5em"/>
        </mrow>
        <mfrac>
          <mn>3</mn>
          <mn>25</mn>
        </mfrac>
      </mrow>
    </mstyle>
    <annotation encoding="StarMath 5.0">size 10{{-1,2}` times `{{3} over {25}}}</annotation>
  </semantics>
</math>
</file>

<file path=Object 34/content.xml><?xml version="1.0" encoding="utf-8"?>
<math xmlns="http://www.w3.org/1998/Math/MathML" display="block">
  <semantics>
    <mstyle mathsize="10pt">
      <mrow>
        <mfrac>
          <mn>0,2</mn>
          <mn>3</mn>
        </mfrac>
        <mrow>
          <mspace width="0.5em"/>
          <mo stretchy="false">×</mo>
          <mspace width="0.5em"/>
        </mrow>
        <mfrac>
          <mn>50</mn>
          <mrow>
            <mo stretchy="false">−</mo>
            <mn>2</mn>
          </mrow>
        </mfrac>
        <mrow>
          <mspace width="0.5em"/>
          <mo stretchy="false">×</mo>
          <mspace width="0.5em"/>
        </mrow>
        <mfrac>
          <mrow>
            <mo stretchy="false">−</mo>
            <mn>1,2</mn>
          </mrow>
          <mrow>
            <mo stretchy="false">−</mo>
            <mn>5</mn>
          </mrow>
        </mfrac>
      </mrow>
    </mstyle>
    <annotation encoding="StarMath 5.0">size 10{{{0,2} over {3}}` times `{{50} over {-2}}` times `{{-1,2} over {-5}}}</annotation>
  </semantics>
</math>
</file>

<file path=Object 35/content.xml><?xml version="1.0" encoding="utf-8"?>
<math xmlns="http://www.w3.org/1998/Math/MathML" display="block">
  <semantics>
    <mstyle mathsize="10pt">
      <mrow>
        <mfrac>
          <mn>8</mn>
          <mrow>
            <mo stretchy="false">−</mo>
            <mn>0,25</mn>
          </mrow>
        </mfrac>
        <mrow>
          <mspace width="0.5em"/>
          <mo stretchy="false">×</mo>
          <mspace width="0.5em"/>
        </mrow>
        <mfrac>
          <mrow>
            <mo stretchy="false">−</mo>
            <mn>70</mn>
          </mrow>
          <mn>4</mn>
        </mfrac>
        <mrow>
          <mspace width="0.5em"/>
          <mo stretchy="false">×</mo>
          <mspace width="0.5em"/>
        </mrow>
        <mfrac>
          <mrow>
            <mo stretchy="false">−</mo>
            <mn>0,5</mn>
          </mrow>
          <mn>2</mn>
        </mfrac>
      </mrow>
    </mstyle>
    <annotation encoding="StarMath 5.0">size 10{{{8} over {-0,25}}` times `{{-70} over {4}}`times`{{-0,5} over 2}}</annotation>
  </semantics>
</math>
</file>

<file path=Object 36/content.xml><?xml version="1.0" encoding="utf-8"?>
<math xmlns="http://www.w3.org/1998/Math/MathML" display="block">
  <semantics>
    <mstyle mathsize="10pt">
      <mrow>
        <mrow>
          <mrow>
            <mo stretchy="false">−</mo>
            <mspace width="0.5em"/>
          </mrow>
          <mfrac>
            <mn>9</mn>
            <mn>4</mn>
          </mfrac>
        </mrow>
        <mrow>
          <mspace width="0.5em"/>
          <mo stretchy="false">×</mo>
          <mspace width="0.5em"/>
        </mrow>
        <mfrac>
          <mn>4,4</mn>
          <mrow>
            <mo stretchy="false">−</mo>
            <mn>30</mn>
          </mrow>
        </mfrac>
        <mrow>
          <mspace width="0.5em"/>
          <mo stretchy="false">×</mo>
          <mspace width="0.5em"/>
        </mrow>
        <mfrac>
          <mn>8</mn>
          <mn>3,3</mn>
        </mfrac>
      </mrow>
    </mstyle>
    <annotation encoding="StarMath 5.0">size 10{{-`{9} over {4}}` times `{{4,4} over {-30}}` times `{{8} over {3,3}}}</annotation>
  </semantics>
</math>
</file>

<file path=Object 39/content.xml><?xml version="1.0" encoding="utf-8"?>
<math xmlns="http://www.w3.org/1998/Math/MathML" display="block">
  <semantics>
    <mstyle mathsize="10pt">
      <mrow>
        <mfrac>
          <mn>7</mn>
          <mn>8</mn>
        </mfrac>
        <mrow>
          <mspace width="0.5em"/>
          <mo stretchy="false">×</mo>
          <mspace width="0.5em"/>
        </mrow>
        <mrow>
          <mo fence="true" stretchy="true">(</mo>
          <mrow>
            <mrow>
              <mo stretchy="false">−</mo>
              <mn>3</mn>
            </mrow>
          </mrow>
          <mo fence="true" stretchy="true">)</mo>
        </mrow>
        <mrow>
          <mspace width="0.5em"/>
          <mo stretchy="false">×</mo>
          <mspace width="0.5em"/>
        </mrow>
        <mfrac>
          <mn>5</mn>
          <mn>4</mn>
        </mfrac>
      </mrow>
    </mstyle>
    <annotation encoding="StarMath 5.0">size 10{{{7} over {8}}`times`{left ( {-3} right ) }` times `{{5} over {4}}}</annotation>
  </semantics>
</math>
</file>

<file path=Object 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3</mn>
        </mfrac>
        <mrow>
          <mspace width="0.5em"/>
          <mo stretchy="false">×</mo>
          <mspace width="0.5em"/>
        </mrow>
        <mfrac>
          <mrow>
            <mo stretchy="false">−</mo>
            <mn>5</mn>
          </mrow>
          <mrow>
            <mo stretchy="false">−</mo>
            <mn>2</mn>
          </mrow>
        </mfrac>
      </mrow>
    </mstyle>
    <annotation encoding="StarMath 5.0">size 10{-` {{1} over {3}}` times `{{-5} over {-2}}}</annotation>
  </semantics>
</math>
</file>

<file path=Object 40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×</mo>
          <mspace width="0.5em"/>
        </mrow>
        <mfrac>
          <mrow>
            <mo stretchy="false">−</mo>
            <mn>3</mn>
          </mrow>
          <mn>2</mn>
        </mfrac>
        <mrow>
          <mspace width="0.5em"/>
          <mo stretchy="false">×</mo>
          <mspace width="0.5em"/>
        </mrow>
        <mfrac>
          <mn>1</mn>
          <mn>2</mn>
        </mfrac>
      </mrow>
    </mstyle>
    <annotation encoding="StarMath 5.0">size 10{{{2} over {3}}` times `{{-3} over {2}}`times`{1 over 2}}</annotation>
  </semantics>
</math>
</file>

<file path=Object 41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×</mo>
          <mspace width="0.5em"/>
        </mrow>
        <mfrac>
          <mn>5</mn>
          <mrow>
            <mo stretchy="false">−</mo>
            <mn>2</mn>
          </mrow>
        </mfrac>
      </mrow>
    </mstyle>
    <annotation encoding="StarMath 5.0">size 10{{{2} over {3}}` times `{{5} over {-2}}}</annotation>
  </semantics>
</math>
</file>

<file path=Object 42/content.xml><?xml version="1.0" encoding="utf-8"?>
<math xmlns="http://www.w3.org/1998/Math/MathML" display="block">
  <semantics>
    <mstyle mathsize="10pt">
      <mrow>
        <mfrac>
          <mn>4</mn>
          <mn>0,5</mn>
        </mfrac>
        <mrow>
          <mspace width="0.5em"/>
          <mo stretchy="false">×</mo>
          <mspace width="0.5em"/>
        </mrow>
        <mfrac>
          <mn>7</mn>
          <mn>4</mn>
        </mfrac>
        <mrow>
          <mspace width="0.5em"/>
          <mo stretchy="false">×</mo>
          <mspace width="0.5em"/>
        </mrow>
        <mfrac>
          <mrow>
            <mo stretchy="false">−</mo>
            <mn>0,5</mn>
          </mrow>
          <mn>2</mn>
        </mfrac>
      </mrow>
    </mstyle>
    <annotation encoding="StarMath 5.0">size 10{{{4} over {0,5}}` times `{{7} over {4}}`times`{{-0,5} over 2}}</annotation>
  </semantics>
</math>
</file>

<file path=Object 49/content.xml><?xml version="1.0" encoding="utf-8"?>
<math xmlns="http://www.w3.org/1998/Math/MathML" display="block">
  <semantics>
    <mstyle mathsize="10pt">
      <mfrac>
        <mrow>
          <mrow>
            <mo stretchy="false">−</mo>
            <mn>15</mn>
          </mrow>
          <mrow>
            <mspace width="0.5em"/>
            <mo stretchy="false">×</mo>
            <mspace width="0.5em"/>
          </mrow>
          <mn>2,3</mn>
        </mrow>
        <mrow>
          <mn>7</mn>
          <mrow>
            <mspace width="0.5em"/>
            <mo stretchy="false">×</mo>
            <mspace width="0.5em"/>
          </mrow>
          <mn>2,3</mn>
        </mrow>
      </mfrac>
    </mstyle>
    <annotation encoding="StarMath 5.0">size 10{{-15`times`2,3} over {7`times`2,3}}</annotation>
  </semantics>
</math>
</file>

<file path=Object 5/content.xml><?xml version="1.0" encoding="utf-8"?>
<math xmlns="http://www.w3.org/1998/Math/MathML" display="block">
  <semantics>
    <mstyle mathsize="10pt">
      <mrow>
        <mfrac>
          <mn>14,5</mn>
          <mn>4,2</mn>
        </mfrac>
        <mrow>
          <mspace width="0.5em"/>
          <mo stretchy="false">×</mo>
          <mspace width="0.5em"/>
        </mrow>
        <mrow>
          <mo fence="true" stretchy="true">(</mo>
          <mrow>
            <mrow>
              <mrow>
                <mo stretchy="false">−</mo>
                <mspace width="0.5em"/>
              </mrow>
              <mfrac>
                <mn>1</mn>
                <mn>3,2</mn>
              </mfrac>
            </mrow>
          </mrow>
          <mo fence="true" stretchy="true">)</mo>
        </mrow>
      </mrow>
    </mstyle>
    <annotation encoding="StarMath 5.0">size 10{{{14,5} over {4,2}}` times `{ left(-`{{1} over {3,2}} right)}}</annotation>
  </semantics>
</math>
</file>

<file path=Object 6/content.xml><?xml version="1.0" encoding="utf-8"?>
<math xmlns="http://www.w3.org/1998/Math/MathML" display="block">
  <semantics>
    <mrow>
      <mstyle mathsize="10pt">
        <mfrac>
          <mrow>
            <mo stretchy="false">−</mo>
            <mn>2</mn>
          </mrow>
          <mn>3</mn>
        </mfrac>
      </mstyle>
      <mrow>
        <mspace width="0.5em"/>
        <mo stretchy="false">×</mo>
        <mspace width="0.5em"/>
      </mrow>
      <mstyle mathsize="10pt">
        <mfrac>
          <mn>3</mn>
          <mrow>
            <mo stretchy="false">−</mo>
            <mn>4</mn>
          </mrow>
        </mfrac>
      </mstyle>
      <mrow>
        <mspace width="0.5em"/>
        <mo stretchy="false">×</mo>
        <mspace width="0.5em"/>
      </mrow>
      <mstyle mathsize="10pt">
        <mfrac>
          <mrow>
            <mo stretchy="false">−</mo>
            <mn>1</mn>
          </mrow>
          <mn>3</mn>
        </mfrac>
      </mstyle>
    </mrow>
    <annotation encoding="StarMath 5.0">size 10{{-2} over {3}}` times `size 10 {{3} over {-4}}` times` size 10 {{{-1} over {3}}}</annotation>
  </semantics>
</math>
</file>

<file path=Object 67/content.xml><?xml version="1.0" encoding="utf-8"?>
<math xmlns="http://www.w3.org/1998/Math/MathML" display="block">
  <semantics>
    <mstyle mathsize="10pt">
      <mrow>
        <mrow>
          <mrow>
            <mo stretchy="false">−</mo>
            <mspace width="0.5em"/>
          </mrow>
          <mfrac>
            <mn>9</mn>
            <mn>4</mn>
          </mfrac>
        </mrow>
        <mrow>
          <mspace width="0.5em"/>
          <mo stretchy="false">×</mo>
          <mspace width="0.5em"/>
        </mrow>
        <mfrac>
          <mn>8</mn>
          <mn>3</mn>
        </mfrac>
      </mrow>
    </mstyle>
    <annotation encoding="StarMath 5.0">size 10{{-`{9} over {4}}` times `{{8} over {3}}}</annotation>
  </semantics>
</math>
</file>

<file path=Object 68/content.xml><?xml version="1.0" encoding="utf-8"?>
<math xmlns="http://www.w3.org/1998/Math/MathML" display="block">
  <semantics>
    <mstyle mathsize="10pt">
      <mrow>
        <mfrac>
          <mrow>
            <mo stretchy="false">−</mo>
            <mn>12</mn>
          </mrow>
          <mrow>
            <mo stretchy="false">−</mo>
            <mn>7</mn>
          </mrow>
        </mfrac>
        <mrow>
          <mspace width="0.5em"/>
          <mo stretchy="false">×</mo>
          <mspace width="0.5em"/>
        </mrow>
        <mfrac>
          <mrow>
            <mo stretchy="false">−</mo>
            <mn>21</mn>
          </mrow>
          <mrow>
            <mo stretchy="false">−</mo>
            <mn>8</mn>
          </mrow>
        </mfrac>
      </mrow>
    </mstyle>
    <annotation encoding="StarMath 5.0">size 10{{{-12} over {-7}}` times `{{-21} over {-8}}}</annotation>
  </semantics>
</math>
</file>

<file path=Object 69/content.xml><?xml version="1.0" encoding="utf-8"?>
<math xmlns="http://www.w3.org/1998/Math/MathML" display="block">
  <semantics>
    <mstyle mathsize="10pt">
      <mrow>
        <mfrac>
          <mn>3</mn>
          <mn>5</mn>
        </mfrac>
        <mrow>
          <mspace width="0.5em"/>
          <mo stretchy="false">×</mo>
          <mspace width="0.5em"/>
        </mrow>
        <mfrac>
          <mrow>
            <mo stretchy="false">−</mo>
            <mn>5</mn>
          </mrow>
          <mn>12</mn>
        </mfrac>
      </mrow>
    </mstyle>
    <annotation encoding="StarMath 5.0">size 10{{{3} over {5}}` times `{{-5} over {12}}}</annotation>
  </semantics>
</math>
</file>

<file path=Object 7/content.xml><?xml version="1.0" encoding="utf-8"?>
<math xmlns="http://www.w3.org/1998/Math/MathML" display="block">
  <semantics>
    <mstyle mathvariant="bold">
      <mfrac>
        <mn>91</mn>
        <mn>176</mn>
      </mfrac>
    </mstyle>
    <annotation encoding="StarMath 5.0">bold{91 over 176 }</annotation>
  </semantics>
</math>
</file>

<file path=Object 70/content.xml><?xml version="1.0" encoding="utf-8"?>
<math xmlns="http://www.w3.org/1998/Math/MathML" display="block">
  <semantics>
    <mstyle mathsize="10pt">
      <mrow>
        <mfrac>
          <mrow>
            <mo stretchy="false">−</mo>
            <mn>28</mn>
          </mrow>
          <mn>2,5</mn>
        </mfrac>
        <mrow>
          <mspace width="0.5em"/>
          <mo stretchy="false">×</mo>
          <mspace width="0.5em"/>
        </mrow>
        <mfrac>
          <mrow>
            <mo stretchy="false">−</mo>
            <mn>1,5</mn>
          </mrow>
          <mn>16</mn>
        </mfrac>
      </mrow>
    </mstyle>
    <annotation encoding="StarMath 5.0">size 10{{{-28} over {2,5}}` times `{{-1,5} over {16}}}</annotation>
  </semantics>
</math>
</file>

<file path=Object 71/content.xml><?xml version="1.0" encoding="utf-8"?>
<math xmlns="http://www.w3.org/1998/Math/MathML" display="block">
  <semantics>
    <mstyle mathsize="10pt">
      <mrow>
        <mfrac>
          <mrow>
            <mo stretchy="false">−</mo>
            <mn>63</mn>
          </mrow>
          <mn>25</mn>
        </mfrac>
        <mrow>
          <mspace width="0.5em"/>
          <mo stretchy="false">×</mo>
          <mspace width="0.5em"/>
        </mrow>
        <mfrac>
          <mn>40</mn>
          <mrow>
            <mo stretchy="false">−</mo>
            <mn>81</mn>
          </mrow>
        </mfrac>
      </mrow>
    </mstyle>
    <annotation encoding="StarMath 5.0">size 10{{{-63} over {25}}` times `{{40} over {-81}}}</annotation>
  </semantics>
</math>
</file>

<file path=Object 72/content.xml><?xml version="1.0" encoding="utf-8"?>
<math xmlns="http://www.w3.org/1998/Math/MathML" display="block">
  <semantics>
    <mstyle mathsize="10pt">
      <mrow>
        <mfrac>
          <mn>18</mn>
          <mrow>
            <mo stretchy="false">−</mo>
            <mn>5</mn>
          </mrow>
        </mfrac>
        <mrow>
          <mspace width="0.5em"/>
          <mo stretchy="false">×</mo>
          <mspace width="0.5em"/>
        </mrow>
        <mfrac>
          <mn>20</mn>
          <mrow>
            <mo stretchy="false">−</mo>
            <mn>16</mn>
          </mrow>
        </mfrac>
        <mrow>
          <mspace width="0.5em"/>
          <mo stretchy="false">×</mo>
          <mspace width="0.5em"/>
        </mrow>
        <mfrac>
          <mrow>
            <mo stretchy="false">−</mo>
            <mn>4</mn>
          </mrow>
          <mrow>
            <mo stretchy="false">−</mo>
            <mn>5</mn>
          </mrow>
        </mfrac>
      </mrow>
    </mstyle>
    <annotation encoding="StarMath 5.0">size 10{{{18} over {-5}}` times `{{20} over {-16}}`times`{{-4} over {-5}}}</annotation>
  </semantics>
</math>
</file>

<file path=Object 8/content.xml><?xml version="1.0" encoding="utf-8"?>
<math xmlns="http://www.w3.org/1998/Math/MathML" display="block">
  <semantics>
    <mrow>
      <mrow>
        <mo stretchy="false">−</mo>
        <mspace width="0.5em"/>
      </mrow>
      <mfrac>
        <mn>35</mn>
        <mn>33</mn>
      </mfrac>
      <mrow>
        <mspace width="0.5em"/>
        <mo stretchy="false">×</mo>
        <mspace width="0.5em"/>
      </mrow>
      <mfrac>
        <mrow>
          <mo stretchy="false">−</mo>
          <mn>39</mn>
        </mrow>
        <mrow>
          <mo stretchy="false">−</mo>
          <mn>80</mn>
        </mrow>
      </mfrac>
    </mrow>
    <annotation encoding="StarMath 5.0">-`{35} over 33`times`{-39 over -80}</annotation>
  </semantics>
</math>
</file>

<file path=Object 80/content.xml><?xml version="1.0" encoding="utf-8"?>
<math xmlns="http://www.w3.org/1998/Math/MathML" display="block">
  <semantics>
    <mstyle mathsize="10pt">
      <mfrac>
        <mrow>
          <mn>4,5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3</mn>
              </mrow>
            </mrow>
            <mo fence="true" stretchy="false">)</mo>
          </mrow>
        </mrow>
        <mrow>
          <mn>4,5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3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3</mn>
        </mrow>
      </mfrac>
    </mstyle>
    <annotation encoding="StarMath 5.0">size 10{{4,5` times `(-13)} over {4,5` times `(-13)` times `3}}</annotation>
  </semantics>
</math>
</file>

<file path=Object 81/content.xml><?xml version="1.0" encoding="utf-8"?>
<math xmlns="http://www.w3.org/1998/Math/MathML" display="block">
  <semantics>
    <mfrac>
      <mrow>
        <mn>3</mn>
        <mrow>
          <mspace width="0.5em"/>
          <mo stretchy="false">×</mo>
          <mspace width="0.5em"/>
        </mrow>
        <mn>7</mn>
      </mrow>
      <mrow>
        <mn>5</mn>
        <mrow>
          <mspace width="0.5em"/>
          <mo stretchy="false">×</mo>
          <mspace width="0.5em"/>
        </mrow>
        <mn>7</mn>
        <mrow>
          <mspace width="0.5em"/>
          <mo stretchy="false">×</mo>
          <mspace width="0.5em"/>
        </mrow>
        <mn>2</mn>
      </mrow>
    </mfrac>
    <annotation encoding="StarMath 5.0">{{3}`times` {7}}over {{5}`times`{7}`times`{2}}</annotation>
  </semantics>
</math>
</file>

<file path=Object 82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{..... } over color silver{..... }</annotation>
  </semantics>
</math>
</file>

<file path=Object 83/content.xml><?xml version="1.0" encoding="utf-8"?>
<math xmlns="http://www.w3.org/1998/Math/MathML" display="block">
  <semantics>
    <mfrac>
      <mrow>
        <mn>12</mn>
        <mrow>
          <mspace width="0.5em"/>
          <mo stretchy="false">×</mo>
          <mspace width="0.5em"/>
        </mrow>
        <mn>7</mn>
      </mrow>
      <mrow>
        <mn>5</mn>
        <mrow>
          <mspace width="0.5em"/>
          <mo stretchy="false">×</mo>
          <mspace width="0.5em"/>
        </mrow>
        <mn>8</mn>
      </mrow>
    </mfrac>
    <annotation encoding="StarMath 5.0">{{12}`times`{7}} over {{5} `times`{8}}
</annotation>
  </semantics>
</math>
</file>

<file path=Object 84/content.xml><?xml version="1.0" encoding="utf-8"?>
<math xmlns="http://www.w3.org/1998/Math/MathML" display="block">
  <semantics>
    <mfrac>
      <mrow>
        <mstyle color="silver">
          <mn>.....</mn>
        </mstyle>
        <mrow>
          <mspace width="0.5em"/>
          <mo stretchy="false">×</mo>
          <mspace width="0.5em"/>
        </mrow>
        <mstyle color="silver">
          <mn>.....</mn>
        </mstyle>
        <mrow>
          <mspace width="0.5em"/>
          <mo stretchy="false">×</mo>
          <mspace width="0.5em"/>
        </mrow>
        <mn>7</mn>
      </mrow>
      <mrow>
        <mn>5</mn>
        <mrow>
          <mspace width="0.5em"/>
          <mo stretchy="false">×</mo>
          <mspace width="0.5em"/>
        </mrow>
        <mstyle color="silver">
          <mn>.....</mn>
        </mstyle>
        <mrow>
          <mspace width="0.5em"/>
          <mo stretchy="false">×</mo>
          <mspace width="0.5em"/>
        </mrow>
        <mn>2</mn>
      </mrow>
    </mfrac>
    <annotation encoding="StarMath 5.0">{color silver{.....} `times`color silver{.....}`times`{7}}over {{5}`times`color silver{.....}`times`{2}}</annotation>
  </semantics>
</math>
</file>

<file path=Object 85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{..... } over color silver{..... }</annotation>
  </semantics>
</math>
</file>

<file path=Object 86/content.xml><?xml version="1.0" encoding="utf-8"?>
<math xmlns="http://www.w3.org/1998/Math/MathML" display="block">
  <semantics>
    <mfrac>
      <mrow>
        <mn>2</mn>
        <mrow>
          <mspace width="0.5em"/>
          <mo stretchy="false">×</mo>
          <mspace width="0.5em"/>
        </mrow>
        <mn>15</mn>
      </mrow>
      <mrow>
        <mn>3</mn>
        <mrow>
          <mspace width="0.5em"/>
          <mo stretchy="false">×</mo>
          <mspace width="0.5em"/>
        </mrow>
        <mn>20</mn>
      </mrow>
    </mfrac>
    <annotation encoding="StarMath 5.0">{{2} `times` {15}} over {{3} `times`{20}}
</annotation>
  </semantics>
</math>
</file>

<file path=Object 87/content.xml><?xml version="1.0" encoding="utf-8"?>
<math xmlns="http://www.w3.org/1998/Math/MathML" display="block">
  <semantics>
    <mfrac>
      <mrow>
        <mn>9</mn>
        <mrow>
          <mspace width="0.5em"/>
          <mo stretchy="false">×</mo>
          <mspace width="0.5em"/>
        </mrow>
        <mn>8</mn>
      </mrow>
      <mrow>
        <mn>4</mn>
        <mrow>
          <mspace width="0.5em"/>
          <mo stretchy="false">×</mo>
          <mspace width="0.5em"/>
        </mrow>
        <mn>15</mn>
      </mrow>
    </mfrac>
    <annotation encoding="StarMath 5.0">{{9} `times` {8}} over {{4} `times`{15}}
</annotation>
  </semantics>
</math>
</file>

<file path=Object 88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9</mn>
      </mrow>
      <mrow>
        <mn>6</mn>
        <mrow>
          <mspace width="0.5em"/>
          <mo stretchy="false">×</mo>
          <mspace width="0.5em"/>
        </mrow>
        <mn>25</mn>
      </mrow>
    </mfrac>
    <annotation encoding="StarMath 5.0">{{15} `times` {9}}over {{6} `times`{25}}
</annotation>
  </semantics>
</math>
</file>

<file path=Object 89/content.xml><?xml version="1.0" encoding="utf-8"?>
<math xmlns="http://www.w3.org/1998/Math/MathML" display="block">
  <semantics>
    <mrow>
      <mfrac>
        <mn>16</mn>
        <mn>3</mn>
      </mfrac>
      <mrow>
        <mspace width="0.5em"/>
        <mo stretchy="false">×</mo>
        <mspace width="0.5em"/>
      </mrow>
      <mfrac>
        <mn>6</mn>
        <mn>24</mn>
      </mfrac>
    </mrow>
    <annotation encoding="StarMath 5.0">{{16}over {3}} `times` {{6}over {24}}
</annotation>
  </semantics>
</math>
</file>

<file path=Object 9/content.xml><?xml version="1.0" encoding="utf-8"?>
<math xmlns="http://www.w3.org/1998/Math/MathML" display="block">
  <semantics>
    <mrow>
      <mrow>
        <mstyle color="red">
          <mstyle mathvariant="bold">
            <mrow>
              <mo stretchy="false">−</mo>
              <mrow/>
            </mrow>
          </mstyle>
        </mstyle>
        <mspace width="0.5em"/>
        <mfrac>
          <mn>35</mn>
          <mn>33</mn>
        </mfrac>
      </mrow>
      <mrow>
        <mspace width="0.5em"/>
        <mo stretchy="false">×</mo>
        <mspace width="0.5em"/>
      </mrow>
      <mfrac>
        <mrow>
          <mstyle color="red">
            <mstyle mathvariant="bold">
              <mrow>
                <mo stretchy="false">−</mo>
                <mrow/>
              </mrow>
            </mstyle>
          </mstyle>
          <mn>39</mn>
        </mrow>
        <mrow>
          <mstyle color="red">
            <mstyle mathvariant="bold">
              <mrow>
                <mo stretchy="false">−</mo>
                <mrow/>
              </mrow>
            </mstyle>
          </mstyle>
          <mn>80</mn>
        </mrow>
      </mfrac>
    </mrow>
    <annotation encoding="StarMath 5.0">{{{color red{bold{-{}}}`{35} over 33}`times`{{color red{bold{-{}}}39} over {color red{bold{-{}}}80}}}}</annotation>
  </semantics>
</math>
</file>

<file path=Object 90/content.xml><?xml version="1.0" encoding="utf-8"?>
<math xmlns="http://www.w3.org/1998/Math/MathML" display="block">
  <semantics>
    <mrow>
      <mfrac>
        <mn>12</mn>
        <mn>5</mn>
      </mfrac>
      <mrow>
        <mspace width="0.5em"/>
        <mo stretchy="false">×</mo>
        <mspace width="0.5em"/>
      </mrow>
      <mfrac>
        <mn>7</mn>
        <mn>6</mn>
      </mfrac>
      <mrow>
        <mspace width="0.5em"/>
        <mo stretchy="false">×</mo>
        <mspace width="0.5em"/>
      </mrow>
      <mfrac>
        <mn>5</mn>
        <mn>14</mn>
      </mfrac>
    </mrow>
    <annotation encoding="StarMath 5.0">{{12}over {5}} `times` {{7}over {6}} `times` {{5}over {14}}

</annotation>
  </semantics>
</math>
</file>

<file path=Object 91/content.xml><?xml version="1.0" encoding="utf-8"?>
<math xmlns="http://www.w3.org/1998/Math/MathML" display="block">
  <semantics>
    <mrow>
      <mn>12</mn>
      <mrow>
        <mspace width="0.5em"/>
        <mo stretchy="false">×</mo>
        <mspace width="0.5em"/>
      </mrow>
      <mfrac>
        <mn>11</mn>
        <mn>12</mn>
      </mfrac>
    </mrow>
    <annotation encoding="StarMath 5.0">{12} `times` {{11}over {12}}
</annotation>
  </semantics>
</math>
</file>

<file path=Object 94/content.xml><?xml version="1.0" encoding="utf-8"?>
<math xmlns="http://www.w3.org/1998/Math/MathML" display="block">
  <semantics>
    <mstyle mathsize="10pt">
      <mfrac>
        <mrow>
          <mn>8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7</mn>
          <mrow>
            <mspace width="0.5em"/>
            <mo stretchy="false">×</mo>
            <mspace width="0.5em"/>
          </mrow>
          <mn>5</mn>
        </mrow>
        <mrow>
          <mn>3</mn>
          <mrow>
            <mspace width="0.5em"/>
            <mo stretchy="false">×</mo>
            <mspace width="0.5em"/>
          </mrow>
          <mrow>
            <mrow>
              <mo fence="true" stretchy="false">(</mo>
              <mrow>
                <mrow>
                  <mo stretchy="false">−</mo>
                  <mn>5</mn>
                </mrow>
              </mrow>
              <mo fence="true" stretchy="false">)</mo>
            </mrow>
            <mo stretchy="false">×</mo>
            <mspace width="0.5em"/>
          </mrow>
          <mrow>
            <mrow>
              <mo fence="true" stretchy="false">(</mo>
              <mrow>
                <mrow>
                  <mo stretchy="false">−</mo>
                  <mn>8</mn>
                </mrow>
              </mrow>
              <mo fence="true" stretchy="false">)</mo>
            </mrow>
            <mo stretchy="false">×</mo>
            <mspace width="0.5em"/>
          </mrow>
          <mn>7</mn>
        </mrow>
      </mfrac>
    </mstyle>
    <annotation encoding="StarMath 5.0">size 10{{8` times `(-3)` times `7` times `5} over {3` times `(-5) times `(-8) times `7}}</annotation>
  </semantics>
</math>
</file>

<file path=Object 95/content.xml><?xml version="1.0" encoding="utf-8"?>
<math xmlns="http://www.w3.org/1998/Math/MathML" display="block">
  <semantics>
    <mstyle mathsize="10pt">
      <mfrac>
        <mrow>
          <mrow>
            <mo stretchy="false">−</mo>
            <mn>5</mn>
          </mrow>
          <mrow>
            <mspace width="0.5em"/>
            <mo stretchy="false">×</mo>
            <mspace width="0.5em"/>
          </mrow>
          <mn>8</mn>
        </mrow>
        <mrow>
          <mn>2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</mfrac>
    </mstyle>
    <annotation encoding="StarMath 5.0">size 10{{-5` times `8 } over {2` times `(-4)}}</annotation>
  </semantics>
</math>
</file>